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Object 3/Pictures/2000000A0000575000002C8EAFAD04E0.svm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justify" fo:margin-left="0cm"/>
      <style:text-properties fo:color="#ff0000"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ff0000"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none" fo:border-left="0.002cm solid #000000" fo:border-right="none" fo:border-top="none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ff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Advogato" table:style-name="ta1" table:print="false">
        <table:table-column table:style-name="co1" table:default-cell-style-name="Default"/>
        <table:table-column table:style-name="co2" table:default-cell-style-name="ce8"/>
        <table:table-column table:style-name="co3" table:number-columns-repeated="10" table:default-cell-style-name="ce6"/>
        <table:table-column table:style-name="co3" table:number-columns-repeated="9" table:default-cell-style-name="Default"/>
        <table:table-row table:style-name="ro1">
          <table:table-cell table:style-name="ce1" office:value-type="string">
            <text:p>log(x)?</text:p>
          </table:table-cell>
          <table:table-cell table:style-name="ce6"/>
          <table:table-cell table:number-columns-repeated="10"/>
          <table:table-cell table:style-name="ce6" table:number-columns-repeated="8"/>
          <table:table-cell table:style-name="ce6">
            <draw:frame table:end-cell-address="Advogato.AE22" table:end-x="1.608cm" table:end-y="0.432cm" draw:z-index="0" draw:style-name="gr1" svg:width="22.791cm" svg:height="11.423cm" svg:x="1.398cm" svg:y="-1.488cm">
              <draw:object draw:notify-on-update-of-ranges="Advogato.A48:Advogato.A48 Advogato.B48:Advogato.M48 Advogato.A49:Advogato.A49 Advogato.B49:Advogato.M49 Advogato.A50:Advogato.A50 Advogato.B50:Advogato.M5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2">
          <table:table-cell table:style-name="ce2" office:value-type="string" table:number-columns-spanned="13" table:number-rows-spanned="1">
            <text:p>MP Sums</text:p>
          </table:table-cell>
          <table:covered-table-cell table:style-name="ce6"/>
          <table:covered-table-cell table:number-columns-repeated="10"/>
          <table:covered-table-cell table:style-name="ce6"/>
          <table:table-cell table:style-name="ce6" table:number-columns-repeated="8"/>
        </table:table-row>
        <table:table-row table:style-name="ro2">
          <table:table-cell table:style-name="ce1"/>
          <table:table-cell table:style-name="ce7"/>
          <table:table-cell table:number-columns-repeated="10"/>
          <table:table-cell table:style-name="ce6" table:number-columns-repeated="9"/>
        </table:table-row>
        <table:table-row table:style-name="ro2">
          <table:table-cell table:style-name="ce1"/>
          <table:table-cell table:style-name="ce6"/>
          <table:table-cell table:number-columns-repeated="10"/>
          <table:table-cell table:style-name="ce6" table:number-columns-repeated="9"/>
        </table:table-row>
        <table:table-row table:style-name="ro2">
          <table:table-cell table:style-name="ce3" office:value-type="string">
            <text:p>Group #</text:p>
          </table:table-cell>
          <table:table-cell table:style-name="ce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Sigma</text:p>
          </table:table-cell>
          <table:table-cell table:style-name="ce6" table:number-columns-repeated="7"/>
        </table:table-row>
        <table:table-row table:style-name="ro2">
          <table:table-cell table:style-name="ce4" office:value-type="string">
            <text:p>CDHS</text:p>
          </table:table-cell>
          <table:table-cell table:formula="of:=LOG(26619.5/100)" office:value-type="float" office:value="2.42519989376524">
            <text:p>2,4251998938</text:p>
          </table:table-cell>
          <table:table-cell table:style-name="ce8" table:formula="of:=LOG(31691.4/100)" office:value-type="float" office:value="2.50094142501689">
            <text:p>2,500941425</text:p>
          </table:table-cell>
          <table:table-cell table:style-name="ce8" table:formula="of:=LOG(59001.4/100)" office:value-type="float" office:value="2.77086231681267">
            <text:p>2,7708623168</text:p>
          </table:table-cell>
          <table:table-cell table:style-name="ce8" table:formula="of:=LOG(92098.8/100)" office:value-type="float" office:value="2.96425397159996">
            <text:p>2,9642539716</text:p>
          </table:table-cell>
          <table:table-cell table:style-name="ce8" table:formula="of:=LOG(99340.2/100)" office:value-type="float" office:value="2.99712503001806">
            <text:p>2,99712503</text:p>
          </table:table-cell>
          <table:table-cell table:style-name="ce8" table:formula="of:=LOG(80507.1/100)" office:value-type="float" office:value="2.90583418291258">
            <text:p>2,9058341829</text:p>
          </table:table-cell>
          <table:table-cell table:style-name="ce8" table:formula="of:=LOG(53884.4/100)" office:value-type="float" office:value="2.73146305137351">
            <text:p>2,7314630514</text:p>
          </table:table-cell>
          <table:table-cell table:style-name="ce8" table:formula="of:=LOG(29788/100)" office:value-type="float" office:value="2.47404134517133">
            <text:p>2,4740413452</text:p>
          </table:table-cell>
          <table:table-cell table:style-name="ce8" table:formula="of:=LOG(16418.9/100)" office:value-type="float" office:value="2.21534405778144">
            <text:p>2,2153440578</text:p>
          </table:table-cell>
          <table:table-cell table:style-name="ce8" table:formula="of:=LOG(4363.21/100)" office:value-type="float" office:value="1.63980611595414">
            <text:p>1,639806116</text:p>
          </table:table-cell>
          <table:table-cell table:style-name="ce10" table:formula="of:=0/100" office:value-type="float" office:value="0">
            <text:p>0</text:p>
          </table:table-cell>
          <table:table-cell table:style-name="ce10" table:formula="of:=0/100" office:value-type="float" office:value="0">
            <text:p>0</text:p>
          </table:table-cell>
          <table:table-cell table:formula="of:=SUM([.B6:.M6])" office:value-type="float" office:value="25.6248713904058">
            <text:p>25,6248713904</text:p>
          </table:table-cell>
          <table:table-cell table:number-columns-repeated="7"/>
        </table:table-row>
        <table:table-row table:style-name="ro2">
          <table:table-cell table:style-name="ce4" office:value-type="string">
            <text:p>Chaos</text:p>
          </table:table-cell>
          <table:table-cell table:formula="of:=LOG(216779/100)" office:value-type="float" office:value="3.3360172085589">
            <text:p>3,3360172086</text:p>
          </table:table-cell>
          <table:table-cell table:style-name="ce8" table:formula="of:=LOG(157868/100)" office:value-type="float" office:value="3.19829410700743">
            <text:p>3,198294107</text:p>
          </table:table-cell>
          <table:table-cell table:style-name="ce8" table:formula="of:=LOG(61496.7/100)" office:value-type="float" office:value="2.78885181154383">
            <text:p>2,7888518115</text:p>
          </table:table-cell>
          <table:table-cell table:style-name="ce8" table:formula="of:=LOG(26224.8/100)" office:value-type="float" office:value="2.41871218478828">
            <text:p>2,4187121848</text:p>
          </table:table-cell>
          <table:table-cell table:style-name="ce8" table:formula="of:=LOG(15247/100)" office:value-type="float" office:value="2.18318440029821">
            <text:p>2,1831844003</text:p>
          </table:table-cell>
          <table:table-cell table:style-name="ce8" table:formula="of:=LOG(6522.3/100)" office:value-type="float" office:value="1.8144007707576">
            <text:p>1,8144007708</text:p>
          </table:table-cell>
          <table:table-cell table:style-name="ce8" table:formula="of:=LOG(3046.1/100)" office:value-type="float" office:value="1.48374415662816">
            <text:p>1,4837441566</text:p>
          </table:table-cell>
          <table:table-cell table:style-name="ce8" table:formula="of:=LOG(1171.4/100)" office:value-type="float" office:value="1.06870521969194">
            <text:p>1,0687052197</text:p>
          </table:table-cell>
          <table:table-cell table:style-name="ce8" table:formula="of:=LOG(1019.3/100)" office:value-type="float" office:value="1.008302024212">
            <text:p>1,0083020242</text:p>
          </table:table-cell>
          <table:table-cell table:style-name="ce8" table:formula="of:=LOG(808.8/100)" office:value-type="float" office:value="0.907841142582944">
            <text:p>0,9078411426</text:p>
          </table:table-cell>
          <table:table-cell table:style-name="ce10" table:formula="of:=LOG(559.4/100)" office:value-type="float" office:value="0.747722462035508">
            <text:p>0,747722462</text:p>
          </table:table-cell>
          <table:table-cell table:formula="of:=LOG(676.7/100)" office:value-type="float" office:value="0.830396176483469">
            <text:p>0,8303961765</text:p>
          </table:table-cell>
          <table:table-cell table:formula="of:=SUM([.B7:.M7])" office:value-type="float" office:value="21.7861716645883">
            <text:p>21,7861716646</text:p>
          </table:table-cell>
          <table:table-cell table:number-columns-repeated="7"/>
        </table:table-row>
        <table:table-row table:style-name="ro2">
          <table:table-cell table:style-name="ce4" office:value-type="string">
            <text:p>Degrees</text:p>
          </table:table-cell>
          <table:table-cell table:formula="of:=LOG(28295.2/100)" office:value-type="float" office:value="2.45171276802181">
            <text:p>2,451712768</text:p>
          </table:table-cell>
          <table:table-cell table:style-name="ce8" table:formula="of:=LOG(33505.8/100)" office:value-type="float" office:value="2.52511999181193">
            <text:p>2,5251199918</text:p>
          </table:table-cell>
          <table:table-cell table:style-name="ce8" table:formula="of:=LOG(66664.5/100)" office:value-type="float" office:value="2.82389462614429">
            <text:p>2,8238946261</text:p>
          </table:table-cell>
          <table:table-cell table:style-name="ce8" table:formula="of:=LOG(105537/100)" office:value-type="float" office:value="3.02340474474007">
            <text:p>3,0234047447</text:p>
          </table:table-cell>
          <table:table-cell table:style-name="ce8" table:formula="of:=LOG(103332/100)" office:value-type="float" office:value="3.01423483527869">
            <text:p>3,0142348353</text:p>
          </table:table-cell>
          <table:table-cell table:style-name="ce8" table:formula="of:=LOG(76033/100)" office:value-type="float" office:value="2.88100212658753">
            <text:p>2,8810021266</text:p>
          </table:table-cell>
          <table:table-cell table:style-name="ce8" table:formula="of:=LOG(47082.8/100)" office:value-type="float" office:value="2.67286228230203">
            <text:p>2,6728622823</text:p>
          </table:table-cell>
          <table:table-cell table:style-name="ce8" table:formula="of:=LOG(23037.1/100)" office:value-type="float" office:value="2.3624278075087">
            <text:p>2,3624278075</text:p>
          </table:table-cell>
          <table:table-cell table:style-name="ce8" table:formula="of:=LOG(8216.31/100)" office:value-type="float" office:value="1.9146768167564">
            <text:p>1,9146768168</text:p>
          </table:table-cell>
          <table:table-cell table:style-name="ce8" table:formula="of:=LOG(4474.2/100)" office:value-type="float" office:value="1.6507153934743">
            <text:p>1,6507153935</text:p>
          </table:table-cell>
          <table:table-cell table:style-name="ce10" table:formula="of:=LOG(2.9/100)" office:value-type="float" office:value="-1.53760200210104">
            <text:p>-1,5376020021</text:p>
          </table:table-cell>
          <table:table-cell table:formula="of:=LOG(2.9/100)" office:value-type="float" office:value="-1.53760200210104">
            <text:p>-1,5376020021</text:p>
          </table:table-cell>
          <table:table-cell table:formula="of:=SUM([.B8:.M8])" office:value-type="float" office:value="22.2448473884237">
            <text:p>22,2448473884</text:p>
          </table:table-cell>
          <table:table-cell table:style-name="ce8" table:number-columns-repeated="7"/>
        </table:table-row>
        <table:table-row table:style-name="ro2">
          <table:table-cell table:style-name="ce4" office:value-type="string">
            <text:p>Neighbourhood</text:p>
          </table:table-cell>
          <table:table-cell table:formula="of:=LOG(28147.3/100)" office:value-type="float" office:value="2.44943674194618">
            <text:p>2,4494367419</text:p>
          </table:table-cell>
          <table:table-cell table:style-name="ce8" table:formula="of:=LOG(31540.8/100)" office:value-type="float" office:value="2.4988727045661">
            <text:p>2,4988727046</text:p>
          </table:table-cell>
          <table:table-cell table:style-name="ce8" table:formula="of:=LOG(59352.5/100)" office:value-type="float" office:value="2.77343901669142">
            <text:p>2,7734390167</text:p>
          </table:table-cell>
          <table:table-cell table:style-name="ce8" table:formula="of:=LOG(89531.3/100)" office:value-type="float" office:value="2.95197489052137">
            <text:p>2,9519748905</text:p>
          </table:table-cell>
          <table:table-cell table:style-name="ce8" table:formula="of:=LOG(100095/100)" office:value-type="float" office:value="3.00041238390645">
            <text:p>3,0004123839</text:p>
          </table:table-cell>
          <table:table-cell table:style-name="ce8" table:formula="of:=LOG(80380.9/100)" office:value-type="float" office:value="2.90515286454382">
            <text:p>2,9051528645</text:p>
          </table:table-cell>
          <table:table-cell table:style-name="ce8" table:formula="of:=LOG(55313.5/100)" office:value-type="float" office:value="2.74283113962258">
            <text:p>2,7428311396</text:p>
          </table:table-cell>
          <table:table-cell table:style-name="ce8" table:formula="of:=LOG(30338.7/100)" office:value-type="float" office:value="2.48199696752117">
            <text:p>2,4819969675</text:p>
          </table:table-cell>
          <table:table-cell table:style-name="ce8" table:formula="of:=LOG(14932.9/100)" office:value-type="float" office:value="2.1741441568004">
            <text:p>2,1741441568</text:p>
          </table:table-cell>
          <table:table-cell table:style-name="ce8" table:formula="of:=LOG(5409.91/100)" office:value-type="float" office:value="1.73319004018448">
            <text:p>1,7331900402</text:p>
          </table:table-cell>
          <table:table-cell table:style-name="ce10" table:formula="of:=0/100" office:value-type="float" office:value="0">
            <text:p>0</text:p>
          </table:table-cell>
          <table:table-cell table:style-name="ce10" table:formula="of:=0/100" office:value-type="float" office:value="0">
            <text:p>0</text:p>
          </table:table-cell>
          <table:table-cell table:formula="of:=SUM([.B9:.M9])" office:value-type="float" office:value="25.711450906304">
            <text:p>25,7114509063</text:p>
          </table:table-cell>
          <table:table-cell table:number-columns-repeated="7"/>
        </table:table-row>
        <table:table-row table:style-name="ro2">
          <table:table-cell table:style-name="ce4"/>
          <table:table-cell/>
          <table:table-cell table:style-name="ce8" table:number-columns-repeated="9"/>
          <table:table-cell table:style-name="ce10"/>
          <table:table-cell table:number-columns-repeated="9"/>
        </table:table-row>
        <table:table-row table:style-name="ro2">
          <table:table-cell table:style-name="ce3"/>
          <table:table-cell table:style-name="ce6"/>
          <table:table-cell table:number-columns-repeated="19"/>
        </table:table-row>
        <table:table-row table:style-name="ro2">
          <table:table-cell table:style-name="ce2" office:value-type="string" table:number-columns-spanned="13" table:number-rows-spanned="1">
            <text:p>Group Sizes</text:p>
          </table:table-cell>
          <table:covered-table-cell table:style-name="ce6"/>
          <table:covered-table-cell table:number-columns-repeated="10"/>
          <table:covered-table-cell table:style-name="ce6"/>
          <table:table-cell table:style-name="ce6" table:number-columns-repeated="8"/>
        </table:table-row>
        <table:table-row table:style-name="ro2">
          <table:table-cell table:style-name="ce1"/>
          <table:table-cell table:style-name="ce7"/>
          <table:table-cell table:number-columns-repeated="10"/>
          <table:table-cell table:style-name="ce6" table:number-columns-repeated="9"/>
        </table:table-row>
        <table:table-row table:style-name="ro2">
          <table:table-cell table:style-name="ce1"/>
          <table:table-cell table:style-name="ce6"/>
          <table:table-cell table:number-columns-repeated="10"/>
          <table:table-cell table:style-name="ce6"/>
          <table:table-cell table:number-columns-repeated="8"/>
        </table:table-row>
        <table:table-row table:style-name="ro2">
          <table:table-cell table:style-name="ce3" office:value-type="string">
            <text:p>Group #</text:p>
          </table:table-cell>
          <table:table-cell table:style-name="ce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Sigma</text:p>
          </table:table-cell>
          <table:table-cell table:number-columns-repeated="7"/>
        </table:table-row>
        <table:table-row table:style-name="ro2">
          <table:table-cell table:style-name="ce4" office:value-type="string">
            <text:p>CDHS</text:p>
          </table:table-cell>
          <table:table-cell table:formula="of:=LOG(280/100)" office:value-type="float" office:value="0.447158031342219">
            <text:p>0,4471580313</text:p>
          </table:table-cell>
          <table:table-cell table:style-name="ce9" table:formula="of:=LOG(911/100)" office:value-type="float" office:value="0.959518376972998">
            <text:p>0,959518377</text:p>
          </table:table-cell>
          <table:table-cell table:style-name="ce9" table:formula="of:=LOG(3102/100)" office:value-type="float" office:value="1.49164179347759">
            <text:p>1,4916417935</text:p>
          </table:table-cell>
          <table:table-cell table:style-name="ce9" table:formula="of:=LOG(8640/100)" office:value-type="float" office:value="1.93651374247889">
            <text:p>1,9365137425</text:p>
          </table:table-cell>
          <table:table-cell table:style-name="ce9" table:formula="of:=LOG(17194/100)" office:value-type="float" office:value="2.23537692240224">
            <text:p>2,2353769224</text:p>
          </table:table-cell>
          <table:table-cell table:style-name="ce9" table:formula="of:=LOG(26630/100)" office:value-type="float" office:value="2.42537116643894">
            <text:p>2,4253711664</text:p>
          </table:table-cell>
          <table:table-cell table:style-name="ce9" table:formula="of:=LOG(33763/100)" office:value-type="float" office:value="2.52844102875813">
            <text:p>2,5284410288</text:p>
          </table:table-cell>
          <table:table-cell table:style-name="ce9" table:formula="of:=LOG(37669/100)" office:value-type="float" office:value="2.5759840911285">
            <text:p>2,5759840911</text:p>
          </table:table-cell>
          <table:table-cell table:style-name="ce9" table:formula="of:=LOG(49536/100)" office:value-type="float" office:value="2.69492093466678">
            <text:p>2,6949209347</text:p>
          </table:table-cell>
          <table:table-cell table:style-name="ce9" table:formula="of:=LOG(68722/100)" office:value-type="float" office:value="2.83709579017599">
            <text:p>2,8370957902</text:p>
          </table:table-cell>
          <table:table-cell table:style-name="ce10" table:formula="of:=LOG(58206/100)" office:value-type="float" office:value="2.76496775496918">
            <text:p>2,764967755</text:p>
          </table:table-cell>
          <table:table-cell table:formula="of:=LOG(100/100)" office:value-type="float" office:value="0">
            <text:p>0</text:p>
          </table:table-cell>
          <table:table-cell table:style-name="ce8" table:formula="of:=SUM([.B16:.M16])" office:value-type="float" office:value="22.8969896328114">
            <text:p>22,8969896328</text:p>
          </table:table-cell>
          <table:table-cell table:style-name="ce8" table:number-columns-repeated="7"/>
        </table:table-row>
        <table:table-row table:style-name="ro2">
          <table:table-cell table:style-name="ce4" office:value-type="string">
            <text:p>Chaos</text:p>
          </table:table-cell>
          <table:table-cell table:formula="of:=LOG(134951/100)" office:value-type="float" office:value="3.1301761070687">
            <text:p>3,1301761071</text:p>
          </table:table-cell>
          <table:table-cell table:style-name="ce9" table:formula="of:=LOG(97265/100)" office:value-type="float" office:value="2.98795659112765">
            <text:p>2,9879565911</text:p>
          </table:table-cell>
          <table:table-cell table:style-name="ce9" table:formula="of:=LOG(38874/100)" office:value-type="float" office:value="2.58965923032897">
            <text:p>2,5896592303</text:p>
          </table:table-cell>
          <table:table-cell table:style-name="ce9" table:formula="of:=LOG(16330/100)" office:value-type="float" office:value="2.21298618473667">
            <text:p>2,2129861847</text:p>
          </table:table-cell>
          <table:table-cell table:style-name="ce9" table:formula="of:=LOG(9468/100)" office:value-type="float" office:value="1.97625824925705">
            <text:p>1,9762582493</text:p>
          </table:table-cell>
          <table:table-cell table:style-name="ce9" table:formula="of:=LOG(4202/100)" office:value-type="float" office:value="1.62345604806993">
            <text:p>1,6234560481</text:p>
          </table:table-cell>
          <table:table-cell table:style-name="ce9" table:formula="of:=LOG(1665/100)" office:value-type="float" office:value="1.22141423784234">
            <text:p>1,2214142378</text:p>
          </table:table-cell>
          <table:table-cell table:style-name="ce9" table:formula="of:=LOG(763/100)" office:value-type="float" office:value="0.88252453795488">
            <text:p>0,882524538</text:p>
          </table:table-cell>
          <table:table-cell table:style-name="ce9" table:formula="of:=LOG(641/100)" office:value-type="float" office:value="0.806858029518817">
            <text:p>0,8068580295</text:p>
          </table:table-cell>
          <table:table-cell table:style-name="ce9" table:formula="of:=LOG(347/100)" office:value-type="float" office:value="0.540329474790874">
            <text:p>0,5403294748</text:p>
          </table:table-cell>
          <table:table-cell table:style-name="ce10" table:formula="of:=LOG(272/100)" office:value-type="float" office:value="0.434568904034199">
            <text:p>0,434568904</text:p>
          </table:table-cell>
          <table:table-cell table:formula="of:=LOG(345/100)" office:value-type="float" office:value="0.537819095073274">
            <text:p>0,5378190951</text:p>
          </table:table-cell>
          <table:table-cell table:style-name="ce8" table:formula="of:=SUM([.B17:.M17])" office:value-type="float" office:value="18.9440066898033">
            <text:p>18,9440066898</text:p>
          </table:table-cell>
          <table:table-cell table:number-columns-repeated="7"/>
        </table:table-row>
        <table:table-row table:style-name="ro2">
          <table:table-cell table:style-name="ce4" office:value-type="string">
            <text:p>Degrees</text:p>
          </table:table-cell>
          <table:table-cell table:formula="of:=LOG(300/100)" office:value-type="float" office:value="0.477121254719662">
            <text:p>0,4771212547</text:p>
          </table:table-cell>
          <table:table-cell table:style-name="ce9" table:formula="of:=LOG(948/100)" office:value-type="float" office:value="0.976808337338066">
            <text:p>0,9768083373</text:p>
          </table:table-cell>
          <table:table-cell table:style-name="ce9" table:formula="of:=LOG(3734/100)" office:value-type="float" office:value="1.57217431361306">
            <text:p>1,5721743136</text:p>
          </table:table-cell>
          <table:table-cell table:style-name="ce9" table:formula="of:=LOG(11168/100)" office:value-type="float" office:value="2.04797540527909">
            <text:p>2,0479754053</text:p>
          </table:table-cell>
          <table:table-cell table:style-name="ce9" table:formula="of:=LOG(21879/100)" office:value-type="float" office:value="2.34002746828266">
            <text:p>2,3400274683</text:p>
          </table:table-cell>
          <table:table-cell table:style-name="ce9" table:formula="of:=LOG(33418/100)" office:value-type="float" office:value="2.52398045468499">
            <text:p>2,5239804547</text:p>
          </table:table-cell>
          <table:table-cell table:style-name="ce9" table:formula="of:=LOG(43444/100)" office:value-type="float" office:value="2.63792980502351">
            <text:p>2,637929805</text:p>
          </table:table-cell>
          <table:table-cell table:style-name="ce9" table:formula="of:=LOG(49824/100)" office:value-type="float" office:value="2.69743859088803">
            <text:p>2,6974385909</text:p>
          </table:table-cell>
          <table:table-cell table:style-name="ce9" table:formula="of:=LOG(50042/100)" office:value-type="float" office:value="2.69933465856747">
            <text:p>2,6993346586</text:p>
          </table:table-cell>
          <table:table-cell table:style-name="ce9" table:formula="of:=LOG(90506/100)" office:value-type="float" office:value="2.95667737125511">
            <text:p>2,9566773713</text:p>
          </table:table-cell>
          <table:table-cell table:style-name="ce10" table:formula="of:=LOG(100/100)" office:value-type="float" office:value="0">
            <text:p>0</text:p>
          </table:table-cell>
          <table:table-cell table:formula="of:=LOG(100/100)" office:value-type="float" office:value="0">
            <text:p>0</text:p>
          </table:table-cell>
          <table:table-cell table:style-name="ce8" table:formula="of:=SUM([.B18:.M18])" office:value-type="float" office:value="20.9294676596516">
            <text:p>20,9294676597</text:p>
          </table:table-cell>
          <table:table-cell table:number-columns-repeated="7"/>
        </table:table-row>
        <table:table-row table:style-name="ro2">
          <table:table-cell table:style-name="ce4" office:value-type="string">
            <text:p>Neighbourhood</text:p>
          </table:table-cell>
          <table:table-cell table:formula="of:=LOG(307/100)" office:value-type="float" office:value="0.487138375477186">
            <text:p>0,4871383755</text:p>
          </table:table-cell>
          <table:table-cell table:style-name="ce9" table:formula="of:=LOG(931/100)" office:value-type="float" office:value="0.968949680981343">
            <text:p>0,968949681</text:p>
          </table:table-cell>
          <table:table-cell table:style-name="ce9" table:formula="of:=LOG(3202/100)" office:value-type="float" office:value="1.50542132758328">
            <text:p>1,5054213276</text:p>
          </table:table-cell>
          <table:table-cell table:style-name="ce9" table:formula="of:=LOG(8433/100)" office:value-type="float" office:value="1.9259821003271">
            <text:p>1,9259821003</text:p>
          </table:table-cell>
          <table:table-cell table:style-name="ce9" table:formula="of:=LOG(17263/100)" office:value-type="float" office:value="2.23711627053506">
            <text:p>2,2371162705</text:p>
          </table:table-cell>
          <table:table-cell table:style-name="ce9" table:formula="of:=LOG(26475/100)" office:value-type="float" office:value="2.42283596877952">
            <text:p>2,4228359688</text:p>
          </table:table-cell>
          <table:table-cell table:style-name="ce9" table:formula="of:=LOG(35064/100)" office:value-type="float" office:value="2.5448614576459">
            <text:p>2,5448614576</text:p>
          </table:table-cell>
          <table:table-cell table:style-name="ce9" table:formula="of:=LOG(38768/100)" office:value-type="float" office:value="2.58847339679343">
            <text:p>2,5884733968</text:p>
          </table:table-cell>
          <table:table-cell table:style-name="ce9" table:formula="of:=LOG(37794/100)" office:value-type="float" office:value="2.57742285873352">
            <text:p>2,5774228587</text:p>
          </table:table-cell>
          <table:table-cell table:style-name="ce9" table:formula="of:=LOG(31234/100)" office:value-type="float" office:value="2.49462760596208">
            <text:p>2,494627606</text:p>
          </table:table-cell>
          <table:table-cell table:style-name="ce10" table:formula="of:=LOG(37248/100)" office:value-type="float" office:value="2.57110295863378">
            <text:p>2,5711029586</text:p>
          </table:table-cell>
          <table:table-cell table:formula="of:=LOG(67946/100)" office:value-type="float" office:value="2.83216389478359">
            <text:p>2,8321638948</text:p>
          </table:table-cell>
          <table:table-cell table:style-name="ce8" table:formula="of:=SUM([.B19:.M19])" office:value-type="float" office:value="25.1560958962358">
            <text:p>25,1560958962</text:p>
          </table:table-cell>
          <table:table-cell table:style-name="ce6" table:number-columns-repeated="7"/>
        </table:table-row>
        <table:table-row table:style-name="ro2">
          <table:table-cell table:style-name="ce3"/>
          <table:table-cell table:style-name="ce6"/>
          <table:table-cell table:number-columns-repeated="10"/>
          <table:table-cell table:style-name="ce6" table:number-columns-repeated="9"/>
        </table:table-row>
        <table:table-row table:style-name="ro2">
          <table:table-cell table:style-name="ce5"/>
          <table:table-cell/>
          <table:table-cell table:style-name="ce8" table:number-columns-repeated="9"/>
          <table:table-cell table:style-name="ce10"/>
          <table:table-cell table:number-columns-repeated="9"/>
        </table:table-row>
        <table:table-row table:style-name="ro2">
          <table:table-cell table:style-name="ce2" office:value-type="string" table:number-columns-spanned="13" table:number-rows-spanned="1">
            <text:p>MP Sum / Group Size Quotients</text:p>
          </table:table-cell>
          <table:covered-table-cell table:style-name="ce6"/>
          <table:covered-table-cell table:number-columns-repeated="10"/>
          <table:covered-table-cell table:style-name="ce6"/>
          <table:table-cell table:number-columns-repeated="8"/>
        </table:table-row>
        <table:table-row table:style-name="ro2">
          <table:table-cell table:style-name="ce1"/>
          <table:table-cell table:style-name="ce7"/>
          <table:table-cell table:number-columns-repeated="10"/>
          <table:table-cell table:style-name="ce6"/>
          <table:table-cell table:style-name="ce8" table:number-columns-repeated="8"/>
        </table:table-row>
        <table:table-row table:style-name="ro2">
          <table:table-cell table:style-name="ce1"/>
          <table:table-cell table:style-name="ce6"/>
          <table:table-cell table:number-columns-repeated="10"/>
          <table:table-cell table:style-name="ce6"/>
          <table:table-cell table:number-columns-repeated="8"/>
        </table:table-row>
        <table:table-row table:style-name="ro2">
          <table:table-cell table:style-name="ce3" office:value-type="string">
            <text:p>Group #</text:p>
          </table:table-cell>
          <table:table-cell table:style-name="ce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number-columns-repeated="8"/>
        </table:table-row>
        <table:table-row table:style-name="ro3">
          <table:table-cell table:style-name="ce4" office:value-type="string">
            <text:p>CDHS</text:p>
          </table:table-cell>
          <table:table-cell table:formula="of:=[.B6]/[.B16]" office:value-type="float" office:value="5.42358567615481">
            <text:p>5,4235856762</text:p>
          </table:table-cell>
          <table:table-cell table:style-name="ce8" table:formula="of:=[.C6]/[.C16]" office:value-type="float" office:value="2.60645495181305">
            <text:p>2,6064549518</text:p>
          </table:table-cell>
          <table:table-cell table:style-name="ce8" table:formula="of:=[.D6]/[.D16]" office:value-type="float" office:value="1.85759230461942">
            <text:p>1,8575923046</text:p>
          </table:table-cell>
          <table:table-cell table:style-name="ce8" table:formula="of:=[.E6]/[.E16]" office:value-type="float" office:value="1.53071672386145">
            <text:p>1,5307167239</text:p>
          </table:table-cell>
          <table:table-cell table:style-name="ce8" table:formula="of:=[.F6]/[.F16]" office:value-type="float" office:value="1.3407694246021">
            <text:p>1,3407694246</text:p>
          </table:table-cell>
          <table:table-cell table:style-name="ce8" table:formula="of:=[.G6]/[.G16]" office:value-type="float" office:value="1.19809875829401">
            <text:p>1,1980987583</text:p>
          </table:table-cell>
          <table:table-cell table:style-name="ce8" table:formula="of:=[.H6]/[.H16]" office:value-type="float" office:value="1.08029533625908">
            <text:p>1,0802953363</text:p>
          </table:table-cell>
          <table:table-cell table:style-name="ce8" table:formula="of:=[.I6]/[.I16]" office:value-type="float" office:value="0.960425708253303">
            <text:p>0,9604257083</text:p>
          </table:table-cell>
          <table:table-cell table:style-name="ce8" table:formula="of:=[.J6]/[.J16]" office:value-type="float" office:value="0.822044175502077">
            <text:p>0,8220441755</text:p>
          </table:table-cell>
          <table:table-cell table:style-name="ce8" table:formula="of:=[.K6]/[.K16]" office:value-type="float" office:value="0.577987575052029">
            <text:p>0,5779875751</text:p>
          </table:table-cell>
          <table:table-cell table:style-name="ce8" table:formula="of:=[.L6]/[.L16]" office:value-type="float" office:value="0">
            <text:p>0</text:p>
          </table:table-cell>
          <table:table-cell table:style-name="ce8" table:formula="of:=[.M6]/[.M16]" office:value-type="float" office:value="0">
            <text:p>#DIV/0!</text:p>
          </table:table-cell>
          <table:table-cell table:style-name="ce6" table:number-columns-repeated="8"/>
        </table:table-row>
        <table:table-row table:style-name="ro2">
          <table:table-cell table:style-name="ce4" office:value-type="string">
            <text:p>Chaos</text:p>
          </table:table-cell>
          <table:table-cell table:formula="of:=[.B7]/[.B17]" office:value-type="float" office:value="1.06576023023924">
            <text:p>1,0657602302</text:p>
          </table:table-cell>
          <table:table-cell table:style-name="ce8" table:formula="of:=[.C7]/[.C17]" office:value-type="float" office:value="1.07039510430116">
            <text:p>1,0703951043</text:p>
          </table:table-cell>
          <table:table-cell table:style-name="ce8" table:formula="of:=[.D7]/[.D17]" office:value-type="float" office:value="1.07691845277634">
            <text:p>1,0769184528</text:p>
          </table:table-cell>
          <table:table-cell table:style-name="ce8" table:formula="of:=[.E7]/[.E17]" office:value-type="float" office:value="1.09296307472254">
            <text:p>1,0929630747</text:p>
          </table:table-cell>
          <table:table-cell table:style-name="ce8" table:formula="of:=[.F7]/[.F17]" office:value-type="float" office:value="1.10470602772637">
            <text:p>1,1047060277</text:p>
          </table:table-cell>
          <table:table-cell table:style-name="ce8" table:formula="of:=[.G7]/[.G17]" office:value-type="float" office:value="1.1176161947314">
            <text:p>1,1176161947</text:p>
          </table:table-cell>
          <table:table-cell table:style-name="ce8" table:formula="of:=[.H7]/[.H17]" office:value-type="float" office:value="1.21477555333663">
            <text:p>1,2147755533</text:p>
          </table:table-cell>
          <table:table-cell table:style-name="ce8" table:formula="of:=[.I7]/[.I17]" office:value-type="float" office:value="1.21096374517643">
            <text:p>1,2109637452</text:p>
          </table:table-cell>
          <table:table-cell table:style-name="ce8" table:formula="of:=[.J7]/[.J17]" office:value-type="float" office:value="1.24966473322862">
            <text:p>1,2496647332</text:p>
          </table:table-cell>
          <table:table-cell table:style-name="ce8" table:formula="of:=[.K7]/[.K17]" office:value-type="float" office:value="1.68016216945098">
            <text:p>1,6801621695</text:p>
          </table:table-cell>
          <table:table-cell table:style-name="ce8" table:formula="of:=[.L7]/[.L17]" office:value-type="float" office:value="1.72060737686069">
            <text:p>1,7206073769</text:p>
          </table:table-cell>
          <table:table-cell table:style-name="ce8" table:formula="of:=[.M7]/[.M17]" office:value-type="float" office:value="1.54400649603252">
            <text:p>1,544006496</text:p>
          </table:table-cell>
          <table:table-cell table:style-name="ce6" table:number-columns-repeated="8"/>
        </table:table-row>
        <table:table-row table:style-name="ro2">
          <table:table-cell table:style-name="ce4" office:value-type="string">
            <text:p>Degrees</text:p>
          </table:table-cell>
          <table:table-cell table:formula="of:=[.B8]/[.B18]" office:value-type="float" office:value="5.13855281811401">
            <text:p>5,1385528181</text:p>
          </table:table-cell>
          <table:table-cell table:style-name="ce8" table:formula="of:=[.C8]/[.C18]" office:value-type="float" office:value="2.58507211219473">
            <text:p>2,5850721122</text:p>
          </table:table-cell>
          <table:table-cell table:style-name="ce8" table:formula="of:=[.D8]/[.D18]" office:value-type="float" office:value="1.79617145611202">
            <text:p>1,7961714561</text:p>
          </table:table-cell>
          <table:table-cell table:style-name="ce8" table:formula="of:=[.E8]/[.E18]" office:value-type="float" office:value="1.4762895769874">
            <text:p>1,476289577</text:p>
          </table:table-cell>
          <table:table-cell table:style-name="ce8" table:formula="of:=[.F8]/[.F18]" office:value-type="float" office:value="1.28811942429498">
            <text:p>1,2881194243</text:p>
          </table:table-cell>
          <table:table-cell table:style-name="ce8" table:formula="of:=[.G8]/[.G18]" office:value-type="float" office:value="1.14145183701396">
            <text:p>1,141451837</text:p>
          </table:table-cell>
          <table:table-cell table:style-name="ce8" table:formula="of:=[.H8]/[.H18]" office:value-type="float" office:value="1.01324238317941">
            <text:p>1,0132423832</text:p>
          </table:table-cell>
          <table:table-cell table:style-name="ce8" table:formula="of:=[.I8]/[.I18]" office:value-type="float" office:value="0.875804111162716">
            <text:p>0,8758041112</text:p>
          </table:table-cell>
          <table:table-cell table:style-name="ce8" table:formula="of:=[.J8]/[.J18]" office:value-type="float" office:value="0.709314352957078">
            <text:p>0,709314353</text:p>
          </table:table-cell>
          <table:table-cell table:style-name="ce8" table:formula="of:=[.K8]/[.K18]" office:value-type="float" office:value="0.558300817506365">
            <text:p>0,5583008175</text:p>
          </table:table-cell>
          <table:table-cell table:style-name="ce8" table:formula="of:=[.L8]/[.L18]" office:value-type="float" office:value="0">
            <text:p>#DIV/0!</text:p>
          </table:table-cell>
          <table:table-cell table:style-name="ce8" table:formula="of:=[.M8]/[.M18]" office:value-type="float" office:value="0">
            <text:p>#DIV/0!</text:p>
          </table:table-cell>
          <table:table-cell table:number-columns-repeated="8"/>
        </table:table-row>
        <table:table-row table:style-name="ro2">
          <table:table-cell table:style-name="ce4" office:value-type="string">
            <text:p>Neighbourhood</text:p>
          </table:table-cell>
          <table:table-cell table:formula="of:=[.B9]/[.B19]" office:value-type="float" office:value="5.02821552407319">
            <text:p>5,0282155241</text:p>
          </table:table-cell>
          <table:table-cell table:style-name="ce8" table:formula="of:=[.C9]/[.C19]" office:value-type="float" office:value="2.57894992238944">
            <text:p>2,5789499224</text:p>
          </table:table-cell>
          <table:table-cell table:style-name="ce8" table:formula="of:=[.D9]/[.D19]" office:value-type="float" office:value="1.84230086679039">
            <text:p>1,8423008668</text:p>
          </table:table-cell>
          <table:table-cell table:style-name="ce8" table:formula="of:=[.E9]/[.E19]" office:value-type="float" office:value="1.53271148782744">
            <text:p>1,5327114878</text:p>
          </table:table-cell>
          <table:table-cell table:style-name="ce8" table:formula="of:=[.F9]/[.F19]" office:value-type="float" office:value="1.34119644268147">
            <text:p>1,3411964427</text:p>
          </table:table-cell>
          <table:table-cell table:style-name="ce8" table:formula="of:=[.G9]/[.G19]" office:value-type="float" office:value="1.19907121323086">
            <text:p>1,1990712132</text:p>
          </table:table-cell>
          <table:table-cell table:style-name="ce8" table:formula="of:=[.H9]/[.H19]" office:value-type="float" office:value="1.07779192905841">
            <text:p>1,0777919291</text:p>
          </table:table-cell>
          <table:table-cell table:style-name="ce8" table:formula="of:=[.I9]/[.I19]" office:value-type="float" office:value="0.958865163766348">
            <text:p>0,9588651638</text:p>
          </table:table-cell>
          <table:table-cell table:style-name="ce8" table:formula="of:=[.J9]/[.J19]" office:value-type="float" office:value="0.843534133110281">
            <text:p>0,8435341331</text:p>
          </table:table-cell>
          <table:table-cell table:style-name="ce8" table:formula="of:=[.K9]/[.K19]" office:value-type="float" office:value="0.694769045304484">
            <text:p>0,6947690453</text:p>
          </table:table-cell>
          <table:table-cell table:style-name="ce8" table:formula="of:=[.L9]/[.L19]" office:value-type="float" office:value="0">
            <text:p>0</text:p>
          </table:table-cell>
          <table:table-cell table:style-name="ce8" table:formula="of:=[.M9]/[.M19]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5">
            <draw:frame table:end-cell-address="Advogato.G50" table:end-x="1.164cm" table:end-y="0.327cm" draw:z-index="1" draw:style-name="gr1" svg:width="15.999cm" svg:height="8.98cm" svg:x="0.448cm" svg:y="0.38cm">
              <draw:object draw:notify-on-update-of-ranges="Advogato.B5:Advogato.M5 Advogato.A6:Advogato.A6 Advogato.B6:Advogato.M6 Advogato.A7:Advogato.A7 Advogato.B7:Advogato.M7 Advogato.A8:Advogato.A8 Advogato.B8:Advogato.M8 Advogato.A9:Advogato.A9 Advogato.B9:Advogato.M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8" table:number-columns-repeated="4"/>
          <table:table-cell table:style-name="ce8">
            <draw:frame table:end-cell-address="Advogato.N50" table:end-x="1.905cm" table:end-y="0.318cm" draw:z-index="2" draw:style-name="gr1" svg:width="15.999cm" svg:height="8.98cm" svg:x="1.713cm" svg:y="0.371cm">
              <draw:object draw:notify-on-update-of-ranges="Advogato.B15:Advogato.M15 Advogato.A16:Advogato.A16 Advogato.B16:Advogato.M16 Advogato.A17:Advogato.A17 Advogato.B17:Advogato.M17 Advogato.A18:Advogato.A18 Advogato.B18:Advogato.M18 Advogato.A19:Advogato.A19 Advogato.B19:Advogato.M1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8" table:number-columns-repeated="14"/>
        </table:table-row>
        <table:table-row table:style-name="ro2" table:number-rows-repeated="15">
          <table:table-cell/>
          <table:table-cell table:style-name="Default" table:number-columns-repeated="11"/>
          <table:table-cell table:number-columns-repeated="9"/>
        </table:table-row>
        <table:table-row table:style-name="ro2">
          <table:table-cell table:style-name="ce1"/>
          <table:table-cell table:style-name="ce6"/>
          <table:table-cell table:number-columns-repeated="10"/>
          <table:table-cell table:style-name="ce6"/>
          <table:table-cell table:number-columns-repeated="8"/>
        </table:table-row>
        <table:table-row table:style-name="ro2">
          <table:table-cell table:style-name="ce3"/>
          <table:table-cell table:style-name="ce6"/>
          <table:table-cell table:number-columns-repeated="10"/>
          <table:table-cell table:style-name="ce6"/>
          <table:table-cell table:number-columns-repeated="8"/>
        </table:table-row>
        <table:table-row table:style-name="ro2">
          <table:table-cell table:style-name="ce5"/>
          <table:table-cell/>
          <table:table-cell table:style-name="ce8" table:number-columns-repeated="10"/>
          <table:table-cell table:number-columns-repeated="9"/>
        </table:table-row>
        <table:table-row table:style-name="ro2">
          <table:table-cell table:style-name="ce5"/>
          <table:table-cell/>
          <table:table-cell table:style-name="ce9" table:number-columns-repeated="9"/>
          <table:table-cell table:style-name="ce8"/>
          <table:table-cell table:number-columns-repeated="9"/>
        </table:table-row>
        <table:table-row table:style-name="ro2">
          <table:table-cell table:style-name="ce5"/>
          <table:table-cell/>
          <table:table-cell table:style-name="ce8" table:number-columns-repeated="11"/>
          <table:table-cell table:number-columns-repeated="8"/>
        </table:table-row>
        <table:table-row table:style-name="ro2">
          <table:table-cell table:style-name="ce5"/>
          <table:table-cell/>
          <table:table-cell table:style-name="ce9"/>
          <table:table-cell table:style-name="ce9">
            <draw:frame table:end-cell-address="Advogato.K71" table:end-x="1.034cm" table:end-y="0.208cm" draw:z-index="3" draw:style-name="gr1" svg:width="15.999cm" svg:height="8.942cm" svg:x="0.842cm" svg:y="0.299cm">
              <draw:object draw:notify-on-update-of-ranges="Advogato.B25:Advogato.M25 Advogato.A26:Advogato.A26 Advogato.B26:Advogato.M26 Advogato.A27:Advogato.A27 Advogato.B27:Advogato.M27 Advogato.A28:Advogato.A28 Advogato.B28:Advogato.M28 Advogato.A29:Advogato.A29 Advogato.B29:Advogato.M29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9" table:number-columns-repeated="7"/>
          <table:table-cell table:style-name="ce8"/>
          <table:table-cell table:number-columns-repeated="9"/>
        </table:table-row>
        <table:table-row table:style-name="ro2">
          <table:table-cell table:style-name="ce3"/>
          <table:table-cell table:style-name="ce6"/>
          <table:table-cell table:number-columns-repeated="19"/>
        </table:table-row>
        <table:table-row table:style-name="ro2">
          <table:table-cell table:style-name="ce1"/>
          <table:table-cell table:style-name="ce6"/>
          <table:table-cell table:number-columns-repeated="10"/>
          <table:table-cell table:style-name="ce6"/>
          <table:table-cell table:number-columns-repeated="8"/>
        </table:table-row>
        <table:table-row table:style-name="ro2">
          <table:table-cell table:style-name="ce3"/>
          <table:table-cell table:style-name="ce6"/>
          <table:table-cell table:number-columns-repeated="10"/>
          <table:table-cell table:style-name="ce6"/>
          <table:table-cell table:number-columns-repeated="8"/>
        </table:table-row>
        <table:table-row table:style-name="ro2">
          <table:table-cell table:style-name="ce5"/>
          <table:table-cell/>
          <table:table-cell table:style-name="ce8" table:number-columns-repeated="10"/>
          <table:table-cell table:number-columns-repeated="9"/>
        </table:table-row>
        <table:table-row table:style-name="ro2">
          <table:table-cell table:style-name="ce5"/>
          <table:table-cell/>
          <table:table-cell table:style-name="ce9" table:number-columns-repeated="9"/>
          <table:table-cell table:style-name="ce8"/>
          <table:table-cell table:number-columns-repeated="9"/>
        </table:table-row>
        <table:table-row table:style-name="ro2">
          <table:table-cell table:style-name="ce5"/>
          <table:table-cell/>
          <table:table-cell table:style-name="ce8" table:number-columns-repeated="11"/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11"/>
          <table:table-cell table:number-columns-repeated="9"/>
        </table:table-row>
        <table:table-row table:style-name="ro2">
          <table:table-cell table:style-name="ce1"/>
          <table:table-cell table:style-name="ce6"/>
          <table:table-cell table:number-columns-repeated="10"/>
          <table:table-cell table:style-name="ce6"/>
          <table:table-cell table:number-columns-repeated="8"/>
        </table:table-row>
        <table:table-row table:style-name="ro2">
          <table:table-cell table:style-name="ce3"/>
          <table:table-cell table:style-name="ce6"/>
          <table:table-cell table:number-columns-repeated="10"/>
          <table:table-cell table:style-name="ce6"/>
          <table:table-cell table:number-columns-repeated="8"/>
        </table:table-row>
        <table:table-row table:style-name="ro2">
          <table:table-cell table:style-name="ce5"/>
          <table:table-cell/>
          <table:table-cell table:style-name="ce8" table:number-columns-repeated="10"/>
          <table:table-cell table:number-columns-repeated="9"/>
        </table:table-row>
        <table:table-row table:style-name="ro2">
          <table:table-cell table:style-name="ce5"/>
          <table:table-cell/>
          <table:table-cell table:style-name="ce9" table:number-columns-repeated="9"/>
          <table:table-cell table:style-name="ce8"/>
          <table:table-cell table:number-columns-repeated="9"/>
        </table:table-row>
        <table:table-row table:style-name="ro2">
          <table:table-cell table:style-name="ce5"/>
          <table:table-cell/>
          <table:table-cell table:style-name="ce8" table:number-columns-repeated="11"/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11"/>
          <table:table-cell table:number-columns-repeated="9"/>
        </table:table-row>
        <table:table-row table:style-name="ro2">
          <table:table-cell table:style-name="ce1"/>
          <table:table-cell table:style-name="ce6"/>
          <table:table-cell table:number-columns-repeated="10"/>
          <table:table-cell table:style-name="ce6"/>
          <table:table-cell table:number-columns-repeated="8"/>
        </table:table-row>
        <table:table-row table:style-name="ro2">
          <table:table-cell table:style-name="ce3"/>
          <table:table-cell table:style-name="ce6"/>
          <table:table-cell table:number-columns-repeated="10"/>
          <table:table-cell table:style-name="ce6"/>
          <table:table-cell table:number-columns-repeated="8"/>
        </table:table-row>
        <table:table-row table:style-name="ro2">
          <table:table-cell table:style-name="ce5"/>
          <table:table-cell/>
          <table:table-cell table:style-name="ce8" table:number-columns-repeated="10"/>
          <table:table-cell table:number-columns-repeated="9"/>
        </table:table-row>
        <table:table-row table:style-name="ro2">
          <table:table-cell table:style-name="ce5"/>
          <table:table-cell/>
          <table:table-cell table:style-name="ce9" table:number-columns-repeated="9"/>
          <table:table-cell table:style-name="ce8"/>
          <table:table-cell table:number-columns-repeated="9"/>
        </table:table-row>
        <table:table-row table:style-name="ro2">
          <table:table-cell table:style-name="ce5"/>
          <table:table-cell/>
          <table:table-cell table:style-name="ce8" table:number-columns-repeated="11"/>
          <table:table-cell table:number-columns-repeated="8"/>
        </table:table-row>
      </table:table>
      <table:table table:name="DBLP" table:style-name="ta1" table:print="false">
        <table:table-column table:style-name="co1" table:default-cell-style-name="Default"/>
        <table:table-column table:style-name="co2" table:default-cell-style-name="ce8"/>
        <table:table-column table:style-name="co3" table:number-columns-repeated="10" table:default-cell-style-name="ce6"/>
        <table:table-column table:style-name="co3" table:number-columns-repeated="9" table:default-cell-style-name="Default"/>
        <table:table-row table:style-name="ro1">
          <table:table-cell table:style-name="ce1" office:value-type="string">
            <text:p>log(x)?</text:p>
          </table:table-cell>
          <table:table-cell table:style-name="ce6"/>
          <table:table-cell table:number-columns-repeated="10"/>
          <table:table-cell table:style-name="ce6" table:number-columns-repeated="9"/>
        </table:table-row>
        <table:table-row table:style-name="ro2">
          <table:table-cell table:style-name="ce2" office:value-type="string" table:number-columns-spanned="13" table:number-rows-spanned="1">
            <text:p>MP Sums</text:p>
          </table:table-cell>
          <table:covered-table-cell table:style-name="ce6"/>
          <table:covered-table-cell table:number-columns-repeated="10"/>
          <table:covered-table-cell table:style-name="ce6"/>
          <table:table-cell table:style-name="ce6" table:number-columns-repeated="8"/>
        </table:table-row>
        <table:table-row table:style-name="ro2">
          <table:table-cell table:style-name="ce1"/>
          <table:table-cell table:style-name="ce7"/>
          <table:table-cell table:number-columns-repeated="10"/>
          <table:table-cell table:style-name="ce6" table:number-columns-repeated="9"/>
        </table:table-row>
        <table:table-row table:style-name="ro2">
          <table:table-cell table:style-name="ce1"/>
          <table:table-cell table:style-name="ce6"/>
          <table:table-cell table:number-columns-repeated="10"/>
          <table:table-cell table:style-name="ce6" table:number-columns-repeated="9"/>
        </table:table-row>
        <table:table-row table:style-name="ro2">
          <table:table-cell table:style-name="ce3" office:value-type="string">
            <text:p>Group #</text:p>
          </table:table-cell>
          <table:table-cell table:style-name="ce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Sigma</text:p>
          </table:table-cell>
          <table:table-cell table:style-name="ce6" table:number-columns-repeated="7"/>
        </table:table-row>
        <table:table-row table:style-name="ro2">
          <table:table-cell table:style-name="ce4" office:value-type="string">
            <text:p>CDHS</text:p>
          </table:table-cell>
          <table:table-cell table:formula="of:=LOG(50364.1/10)" office:value-type="float" office:value="3.7021210775696">
            <text:p>3,7021210776</text:p>
          </table:table-cell>
          <table:table-cell table:style-name="ce8" table:formula="of:=LOG(170104/10)" office:value-type="float" office:value="4.23071452617872">
            <text:p>4,2307145262</text:p>
          </table:table-cell>
          <table:table-cell table:style-name="ce8" table:formula="of:=LOG(562599/10)" office:value-type="float" office:value="4.75019895588665">
            <text:p>4,7501989559</text:p>
          </table:table-cell>
          <table:table-cell table:style-name="ce8" table:formula="of:=LOG(1148980/10)" office:value-type="float" office:value="5.06031246910148">
            <text:p>5,0603124691</text:p>
          </table:table-cell>
          <table:table-cell table:style-name="ce8" table:formula="of:=LOG(1572280/10)" office:value-type="float" office:value="5.19652989006629">
            <text:p>5,1965298901</text:p>
          </table:table-cell>
          <table:table-cell table:style-name="ce8" table:formula="of:=LOG(1736600/10)" office:value-type="float" office:value="5.23969979668666">
            <text:p>5,2396997967</text:p>
          </table:table-cell>
          <table:table-cell table:style-name="ce8" table:formula="of:=LOG(1687810/10)" office:value-type="float" office:value="5.2273235556807">
            <text:p>5,2273235557</text:p>
          </table:table-cell>
          <table:table-cell table:style-name="ce8" table:formula="of:=LOG(1359790/10)" office:value-type="float" office:value="5.13347184301489">
            <text:p>5,133471843</text:p>
          </table:table-cell>
          <table:table-cell table:style-name="ce8" table:formula="of:=LOG(707357/10)" office:value-type="float" office:value="4.84963865566205">
            <text:p>4,8496386557</text:p>
          </table:table-cell>
          <table:table-cell table:style-name="ce8" table:formula="of:=LOG(425875/10)" office:value-type="float" office:value="4.62928214657593">
            <text:p>4,6292821466</text:p>
          </table:table-cell>
          <table:table-cell table:style-name="ce10" table:formula="of:=(0/10)" office:value-type="float" office:value="0">
            <text:p>0</text:p>
          </table:table-cell>
          <table:table-cell table:style-name="ce10" table:formula="of:=(0/10)" office:value-type="float" office:value="0">
            <text:p>0</text:p>
          </table:table-cell>
          <table:table-cell table:formula="of:=SUM([.B6:.M6])" office:value-type="float" office:value="48.019292916423">
            <text:p>48,0192929164</text:p>
          </table:table-cell>
          <table:table-cell table:number-columns-repeated="7"/>
        </table:table-row>
        <table:table-row table:style-name="ro2">
          <table:table-cell table:style-name="ce4" office:value-type="string">
            <text:p>Chaos</text:p>
          </table:table-cell>
          <table:table-cell table:formula="of:=LOG(3406390/10)" office:value-type="float" office:value="5.53229436915554">
            <text:p>5,5322943692</text:p>
          </table:table-cell>
          <table:table-cell table:style-name="ce8" table:formula="of:=LOG(2659060/10)" office:value-type="float" office:value="5.42472813702127">
            <text:p>5,424728137</text:p>
          </table:table-cell>
          <table:table-cell table:style-name="ce8" table:formula="of:=LOG(911214/10)" office:value-type="float" office:value="4.95962038367425">
            <text:p>4,9596203837</text:p>
          </table:table-cell>
          <table:table-cell table:style-name="ce8" table:formula="of:=LOG(1269240/10)" office:value-type="float" office:value="5.10354375040091">
            <text:p>5,1035437504</text:p>
          </table:table-cell>
          <table:table-cell table:style-name="ce8" table:formula="of:=LOG(602902/10)" office:value-type="float" office:value="4.78024672454793">
            <text:p>4,7802467245</text:p>
          </table:table-cell>
          <table:table-cell table:style-name="ce8" table:formula="of:=LOG(243958/10)" office:value-type="float" office:value="4.38731506429657">
            <text:p>4,3873150643</text:p>
          </table:table-cell>
          <table:table-cell table:style-name="ce8" table:formula="of:=LOG(205998/10)" office:value-type="float" office:value="4.3138630038974">
            <text:p>4,3138630039</text:p>
          </table:table-cell>
          <table:table-cell table:style-name="ce8" table:formula="of:=LOG(89769/10)" office:value-type="float" office:value="3.95312638729884">
            <text:p>3,9531263873</text:p>
          </table:table-cell>
          <table:table-cell table:style-name="ce8" table:formula="of:=LOG(18848.1/10)" office:value-type="float" office:value="3.27526757729488">
            <text:p>3,2752675773</text:p>
          </table:table-cell>
          <table:table-cell table:style-name="ce8" table:formula="of:=LOG(4805.44/10)" office:value-type="float" office:value="2.6817331590854">
            <text:p>2,6817331591</text:p>
          </table:table-cell>
          <table:table-cell table:style-name="ce10" table:formula="of:=LOG(4272.52/10)" office:value-type="float" office:value="2.63068410436394">
            <text:p>2,6306841044</text:p>
          </table:table-cell>
          <table:table-cell table:formula="of:=LOG(7893.1/10)" office:value-type="float" office:value="2.89724760504445">
            <text:p>2,897247605</text:p>
          </table:table-cell>
          <table:table-cell table:formula="of:=SUM([.B7:.M7])" office:value-type="float" office:value="49.9396702660814">
            <text:p>49,9396702661</text:p>
          </table:table-cell>
          <table:table-cell table:number-columns-repeated="7"/>
        </table:table-row>
        <table:table-row table:style-name="ro2">
          <table:table-cell table:style-name="ce4" office:value-type="string">
            <text:p>Degrees</text:p>
          </table:table-cell>
          <table:table-cell table:formula="of:=LOG(38098.5/10)" office:value-type="float" office:value="3.58090787713108">
            <text:p>3,5809078771</text:p>
          </table:table-cell>
          <table:table-cell table:style-name="ce8" table:formula="of:=LOG(106987/10)" office:value-type="float" office:value="4.02933100972948">
            <text:p>4,0293310097</text:p>
          </table:table-cell>
          <table:table-cell table:style-name="ce8" table:formula="of:=LOG(408708/10)" office:value-type="float" office:value="4.61141313862143">
            <text:p>4,6114131386</text:p>
          </table:table-cell>
          <table:table-cell table:style-name="ce8" table:formula="of:=LOG(1027760/10)" office:value-type="float" office:value="5.01189171111397">
            <text:p>5,0118917111</text:p>
          </table:table-cell>
          <table:table-cell table:style-name="ce8" table:formula="of:=LOG(1533430/10)" office:value-type="float" office:value="5.18566395553363">
            <text:p>5,1856639555</text:p>
          </table:table-cell>
          <table:table-cell table:style-name="ce8" table:formula="of:=LOG(1799450/10)" office:value-type="float" office:value="5.2551397837337">
            <text:p>5,2551397837</text:p>
          </table:table-cell>
          <table:table-cell table:style-name="ce8" table:formula="of:=LOG(1722630/10)" office:value-type="float" office:value="5.23619200628489">
            <text:p>5,2361920063</text:p>
          </table:table-cell>
          <table:table-cell table:style-name="ce8" table:formula="of:=LOG(1591340/10)" office:value-type="float" office:value="5.20176297936277">
            <text:p>5,2017629794</text:p>
          </table:table-cell>
          <table:table-cell table:style-name="ce8" table:formula="of:=LOG(894836/10)" office:value-type="float" office:value="4.95174344780596">
            <text:p>4,9517434478</text:p>
          </table:table-cell>
          <table:table-cell table:style-name="ce8" table:formula="of:=LOG(241736/10)" office:value-type="float" office:value="4.38334133157073">
            <text:p>4,3833413316</text:p>
          </table:table-cell>
          <table:table-cell table:style-name="ce10" table:formula="of:=LOG(60671/10)" office:value-type="float" office:value="3.78298115319199">
            <text:p>3,7829811532</text:p>
          </table:table-cell>
          <table:table-cell table:formula="of:=LOG(2.28217/10)" office:value-type="float" office:value="-0.641652007896754">
            <text:p>-0,6416520079</text:p>
          </table:table-cell>
          <table:table-cell table:formula="of:=SUM([.B8:.M8])" office:value-type="float" office:value="50.5887163861829">
            <text:p>50,5887163862</text:p>
          </table:table-cell>
          <table:table-cell table:style-name="ce8" table:number-columns-repeated="7"/>
        </table:table-row>
        <table:table-row table:style-name="ro2">
          <table:table-cell table:style-name="ce4" office:value-type="string">
            <text:p>Neighbourhood</text:p>
          </table:table-cell>
          <table:table-cell table:formula="of:=LOG(45460.8/10)" office:value-type="float" office:value="3.65763707398747">
            <text:p>3,657637074</text:p>
          </table:table-cell>
          <table:table-cell table:style-name="ce8" table:formula="of:=LOG(166133/10)" office:value-type="float" office:value="4.2204559075532">
            <text:p>4,2204559076</text:p>
          </table:table-cell>
          <table:table-cell table:style-name="ce8" table:formula="of:=LOG(544234/10)" office:value-type="float" office:value="4.73578567002576">
            <text:p>4,73578567</text:p>
          </table:table-cell>
          <table:table-cell table:style-name="ce8" table:formula="of:=LOG(1133480/10)" office:value-type="float" office:value="5.05441386150156">
            <text:p>5,0544138615</text:p>
          </table:table-cell>
          <table:table-cell table:style-name="ce8" table:formula="of:=LOG(1549260/10)" office:value-type="float" office:value="5.19012430806897">
            <text:p>5,1901243081</text:p>
          </table:table-cell>
          <table:table-cell table:style-name="ce8" table:formula="of:=LOG(1724610/10)" office:value-type="float" office:value="5.23669089999042">
            <text:p>5,2366909</text:p>
          </table:table-cell>
          <table:table-cell table:style-name="ce8" table:formula="of:=LOG(1672460/10)" office:value-type="float" office:value="5.22335573960159">
            <text:p>5,2233557396</text:p>
          </table:table-cell>
          <table:table-cell table:style-name="ce8" table:formula="of:=LOG(1393020/10)" office:value-type="float" office:value="5.143957351763">
            <text:p>5,1439573518</text:p>
          </table:table-cell>
          <table:table-cell table:style-name="ce8" table:formula="of:=LOG(861080/10)" office:value-type="float" office:value="4.93504350214419">
            <text:p>4,9350435021</text:p>
          </table:table-cell>
          <table:table-cell table:style-name="ce8" table:formula="of:=LOG(331926/10)" office:value-type="float" office:value="4.52104127233713">
            <text:p>4,5210412723</text:p>
          </table:table-cell>
          <table:table-cell table:style-name="ce10" table:formula="of:=(0/10)" office:value-type="float" office:value="0">
            <text:p>0</text:p>
          </table:table-cell>
          <table:table-cell table:style-name="ce10" table:formula="of:=(0/10)" office:value-type="float" office:value="0">
            <text:p>0</text:p>
          </table:table-cell>
          <table:table-cell table:formula="of:=SUM([.B9:.M9])" office:value-type="float" office:value="47.9185055869733">
            <text:p>47,918505587</text:p>
          </table:table-cell>
          <table:table-cell table:number-columns-repeated="7"/>
        </table:table-row>
        <table:table-row table:style-name="ro2">
          <table:table-cell table:style-name="ce4"/>
          <table:table-cell/>
          <table:table-cell table:style-name="ce8" table:number-columns-repeated="9"/>
          <table:table-cell table:style-name="ce10"/>
          <table:table-cell table:number-columns-repeated="9"/>
        </table:table-row>
        <table:table-row table:style-name="ro2">
          <table:table-cell table:style-name="ce3"/>
          <table:table-cell table:style-name="ce6"/>
          <table:table-cell table:number-columns-repeated="19"/>
        </table:table-row>
        <table:table-row table:style-name="ro2">
          <table:table-cell table:style-name="ce2" office:value-type="string" table:number-columns-spanned="13" table:number-rows-spanned="1">
            <text:p>Group Sizes</text:p>
          </table:table-cell>
          <table:covered-table-cell table:style-name="ce6"/>
          <table:covered-table-cell table:number-columns-repeated="10"/>
          <table:covered-table-cell table:style-name="ce6"/>
          <table:table-cell table:style-name="ce6" table:number-columns-repeated="8"/>
        </table:table-row>
        <table:table-row table:style-name="ro2">
          <table:table-cell table:style-name="ce1"/>
          <table:table-cell table:style-name="ce7"/>
          <table:table-cell table:number-columns-repeated="10"/>
          <table:table-cell table:style-name="ce6" table:number-columns-repeated="9"/>
        </table:table-row>
        <table:table-row table:style-name="ro2">
          <table:table-cell table:style-name="ce1"/>
          <table:table-cell table:style-name="ce6"/>
          <table:table-cell table:number-columns-repeated="10"/>
          <table:table-cell table:style-name="ce6"/>
          <table:table-cell table:number-columns-repeated="8"/>
        </table:table-row>
        <table:table-row table:style-name="ro2">
          <table:table-cell table:style-name="ce3" office:value-type="string">
            <text:p>Group #</text:p>
          </table:table-cell>
          <table:table-cell table:style-name="ce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Sigma</text:p>
          </table:table-cell>
          <table:table-cell table:number-columns-repeated="7"/>
        </table:table-row>
        <table:table-row table:style-name="ro2">
          <table:table-cell table:style-name="ce4" office:value-type="string">
            <text:p>CDHS</text:p>
          </table:table-cell>
          <table:table-cell table:formula="of:=LOG(375/10)" office:value-type="float" office:value="1.57403126772772">
            <text:p>1,5740312677</text:p>
          </table:table-cell>
          <table:table-cell table:style-name="ce9" table:formula="of:=LOG(2487/10)" office:value-type="float" office:value="2.39567578526994">
            <text:p>2,3956757853</text:p>
          </table:table-cell>
          <table:table-cell table:style-name="ce9" table:formula="of:=LOG(16043/10)" office:value-type="float" office:value="3.20528558350052">
            <text:p>3,2052855835</text:p>
          </table:table-cell>
          <table:table-cell table:style-name="ce9" table:formula="of:=LOG(63081/10)" office:value-type="float" office:value="3.79989856942287">
            <text:p>3,7998985694</text:p>
          </table:table-cell>
          <table:table-cell table:style-name="ce9" table:formula="of:=LOG(169954/10)" office:value-type="float" office:value="4.23033139049886">
            <text:p>4,2303313905</text:p>
          </table:table-cell>
          <table:table-cell table:style-name="ce9" table:formula="of:=LOG(370055/10)" office:value-type="float" office:value="4.56826627655714">
            <text:p>4,5682662766</text:p>
          </table:table-cell>
          <table:table-cell table:style-name="ce9" table:formula="of:=LOG(713784/10)" office:value-type="float" office:value="4.85356680869447">
            <text:p>4,8535668087</text:p>
          </table:table-cell>
          <table:table-cell table:style-name="ce9" table:formula="of:=LOG(1110677/10)" office:value-type="float" office:value="5.04558777855119">
            <text:p>5,0455877786</text:p>
          </table:table-cell>
          <table:table-cell table:style-name="ce9" table:formula="of:=LOG(1039198/10)" office:value-type="float" office:value="5.01669830223953">
            <text:p>5,0166983022</text:p>
          </table:table-cell>
          <table:table-cell table:style-name="ce9" table:formula="of:=LOG(1228999/10)" office:value-type="float" office:value="5.08955152951407">
            <text:p>5,0895515295</text:p>
          </table:table-cell>
          <table:table-cell table:style-name="ce10" table:formula="of:=LOG(801063/10)" office:value-type="float" office:value="4.90366667273397">
            <text:p>4,9036666727</text:p>
          </table:table-cell>
          <table:table-cell table:formula="of:=LOG(10/10)" office:value-type="float" office:value="0">
            <text:p>0</text:p>
          </table:table-cell>
          <table:table-cell table:style-name="ce8" table:formula="of:=SUM([.B16:.M16])" office:value-type="float" office:value="44.6825599647103">
            <text:p>44,6825599647</text:p>
          </table:table-cell>
          <table:table-cell table:style-name="ce8" table:number-columns-repeated="7"/>
        </table:table-row>
        <table:table-row table:style-name="ro2">
          <table:table-cell table:style-name="ce4" office:value-type="string">
            <text:p>Chaos</text:p>
          </table:table-cell>
          <table:table-cell table:formula="of:=LOG(3406390/10)" office:value-type="float" office:value="5.53229436915554">
            <text:p>5,5322943692</text:p>
          </table:table-cell>
          <table:table-cell table:style-name="ce9" table:formula="of:=LOG(2659060/10)" office:value-type="float" office:value="5.42472813702127">
            <text:p>5,424728137</text:p>
          </table:table-cell>
          <table:table-cell table:style-name="ce9" table:formula="of:=LOG(911214/10)" office:value-type="float" office:value="4.95962038367425">
            <text:p>4,9596203837</text:p>
          </table:table-cell>
          <table:table-cell table:style-name="ce9" table:formula="of:=LOG(1269240/10)" office:value-type="float" office:value="5.10354375040091">
            <text:p>5,1035437504</text:p>
          </table:table-cell>
          <table:table-cell table:style-name="ce9" table:formula="of:=LOG(602902/10)" office:value-type="float" office:value="4.78024672454793">
            <text:p>4,7802467245</text:p>
          </table:table-cell>
          <table:table-cell table:style-name="ce9" table:formula="of:=LOG(243958/10)" office:value-type="float" office:value="4.38731506429657">
            <text:p>4,3873150643</text:p>
          </table:table-cell>
          <table:table-cell table:style-name="ce9" table:formula="of:=LOG(205998/10)" office:value-type="float" office:value="4.3138630038974">
            <text:p>4,3138630039</text:p>
          </table:table-cell>
          <table:table-cell table:style-name="ce9" table:formula="of:=LOG(89769/10)" office:value-type="float" office:value="3.95312638729884">
            <text:p>3,9531263873</text:p>
          </table:table-cell>
          <table:table-cell table:style-name="ce9" table:formula="of:=LOG(18848.1/10)" office:value-type="float" office:value="3.27526757729488">
            <text:p>3,2752675773</text:p>
          </table:table-cell>
          <table:table-cell table:style-name="ce9" table:formula="of:=LOG(4805.44/10)" office:value-type="float" office:value="2.6817331590854">
            <text:p>2,6817331591</text:p>
          </table:table-cell>
          <table:table-cell table:style-name="ce10" table:formula="of:=LOG(4272.52/10)" office:value-type="float" office:value="2.63068410436394">
            <text:p>2,6306841044</text:p>
          </table:table-cell>
          <table:table-cell table:formula="of:=LOG(7893.1/10)" office:value-type="float" office:value="2.89724760504445">
            <text:p>2,897247605</text:p>
          </table:table-cell>
          <table:table-cell table:style-name="ce8" table:formula="of:=SUM([.B17:.M17])" office:value-type="float" office:value="49.9396702660814">
            <text:p>49,9396702661</text:p>
          </table:table-cell>
          <table:table-cell table:number-columns-repeated="7"/>
        </table:table-row>
        <table:table-row table:style-name="ro2">
          <table:table-cell table:style-name="ce4" office:value-type="string">
            <text:p>Degrees</text:p>
          </table:table-cell>
          <table:table-cell table:formula="of:=LOG(268/10)" office:value-type="float" office:value="1.42813479402879">
            <text:p>1,428134794</text:p>
          </table:table-cell>
          <table:table-cell table:style-name="ce9" table:formula="of:=LOG(1360/10)" office:value-type="float" office:value="2.13353890837022">
            <text:p>2,1335389084</text:p>
          </table:table-cell>
          <table:table-cell table:style-name="ce9" table:formula="of:=LOG(10343/10)" office:value-type="float" office:value="3.01464652468403">
            <text:p>3,0146465247</text:p>
          </table:table-cell>
          <table:table-cell table:style-name="ce9" table:formula="of:=LOG(49466/10)" office:value-type="float" office:value="3.69430679315854">
            <text:p>3,6943067932</text:p>
          </table:table-cell>
          <table:table-cell table:style-name="ce9" table:formula="of:=LOG(149616/10)" office:value-type="float" office:value="4.17497803965243">
            <text:p>4,1749780397</text:p>
          </table:table-cell>
          <table:table-cell table:style-name="ce9" table:formula="of:=LOG(360660/10)" office:value-type="float" office:value="4.55709797835226">
            <text:p>4,5570979784</text:p>
          </table:table-cell>
          <table:table-cell table:style-name="ce9" table:formula="of:=LOG(721539/10)" office:value-type="float" office:value="4.85825981017247">
            <text:p>4,8582598102</text:p>
          </table:table-cell>
          <table:table-cell table:style-name="ce9" table:formula="of:=LOG(1398635/10)" office:value-type="float" office:value="5.14570439199851">
            <text:p>5,145704392</text:p>
          </table:table-cell>
          <table:table-cell table:style-name="ce9" table:formula="of:=LOG(1645074/10)" office:value-type="float" office:value="5.21618543849804">
            <text:p>5,2161854385</text:p>
          </table:table-cell>
          <table:table-cell table:style-name="ce9" table:formula="of:=LOG(863483/10)" office:value-type="float" office:value="4.93625379172529">
            <text:p>4,9362537917</text:p>
          </table:table-cell>
          <table:table-cell table:style-name="ce10" table:formula="of:=LOG(316475/10)" office:value-type="float" office:value="4.50033940853702">
            <text:p>4,5003394085</text:p>
          </table:table-cell>
          <table:table-cell table:formula="of:=LOG(10/10)" office:value-type="float" office:value="0">
            <text:p>0</text:p>
          </table:table-cell>
          <table:table-cell table:style-name="ce8" table:formula="of:=SUM([.B18:.M18])" office:value-type="float" office:value="43.6594458791776">
            <text:p>43,6594458792</text:p>
          </table:table-cell>
          <table:table-cell table:number-columns-repeated="7"/>
        </table:table-row>
        <table:table-row table:style-name="ro2">
          <table:table-cell table:style-name="ce4" office:value-type="string">
            <text:p>Neighbourhood</text:p>
          </table:table-cell>
          <table:table-cell table:formula="of:=LOG(334/10)" office:value-type="float" office:value="1.52374646681156">
            <text:p>1,5237464668</text:p>
          </table:table-cell>
          <table:table-cell table:style-name="ce9" table:formula="of:=LOG(2411/10)" office:value-type="float" office:value="2.38219721037745">
            <text:p>2,3821972104</text:p>
          </table:table-cell>
          <table:table-cell table:style-name="ce9" table:formula="of:=LOG(15450/10)" office:value-type="float" office:value="3.18892848376085">
            <text:p>3,1889284838</text:p>
          </table:table-cell>
          <table:table-cell table:style-name="ce9" table:formula="of:=LOG(61545/10)" office:value-type="float" office:value="3.78919277602259">
            <text:p>3,789192776</text:p>
          </table:table-cell>
          <table:table-cell table:style-name="ce9" table:formula="of:=LOG(164895/10)" office:value-type="float" office:value="4.21720748702517">
            <text:p>4,217207487</text:p>
          </table:table-cell>
          <table:table-cell table:style-name="ce9" table:formula="of:=LOG(360521/10)" office:value-type="float" office:value="4.5569305670263">
            <text:p>4,556930567</text:p>
          </table:table-cell>
          <table:table-cell table:style-name="ce9" table:formula="of:=LOG(690770/10)" office:value-type="float" office:value="4.83933346798434">
            <text:p>4,839333468</text:p>
          </table:table-cell>
          <table:table-cell table:style-name="ce9" table:formula="of:=LOG(1127989/10)" office:value-type="float" office:value="5.05230486448545">
            <text:p>5,0523048645</text:p>
          </table:table-cell>
          <table:table-cell table:style-name="ce9" table:formula="of:=LOG(1353939/10)" office:value-type="float" office:value="5.13159909820425">
            <text:p>5,1315990982</text:p>
          </table:table-cell>
          <table:table-cell table:style-name="ce9" table:formula="of:=LOG(1011813/10)" office:value-type="float" office:value="5.00510025502115">
            <text:p>5,005100255</text:p>
          </table:table-cell>
          <table:table-cell table:style-name="ce10" table:formula="of:=LOG(244878/10)" office:value-type="float" office:value="4.38894976957641">
            <text:p>4,3889497696</text:p>
          </table:table-cell>
          <table:table-cell table:formula="of:=LOG(481267/10)" office:value-type="float" office:value="4.68238608355717">
            <text:p>4,6823860836</text:p>
          </table:table-cell>
          <table:table-cell table:style-name="ce8" table:formula="of:=SUM([.B19:.M19])" office:value-type="float" office:value="48.7578765298527">
            <text:p>48,7578765299</text:p>
          </table:table-cell>
          <table:table-cell table:style-name="ce6" table:number-columns-repeated="7"/>
        </table:table-row>
        <table:table-row table:style-name="ro2">
          <table:table-cell table:style-name="ce3"/>
          <table:table-cell table:style-name="ce6"/>
          <table:table-cell table:number-columns-repeated="10"/>
          <table:table-cell table:style-name="ce6" table:number-columns-repeated="9"/>
        </table:table-row>
        <table:table-row table:style-name="ro2">
          <table:table-cell table:style-name="ce5"/>
          <table:table-cell/>
          <table:table-cell table:style-name="ce8" table:number-columns-repeated="9"/>
          <table:table-cell table:style-name="ce10"/>
          <table:table-cell table:number-columns-repeated="9"/>
        </table:table-row>
        <table:table-row table:style-name="ro2">
          <table:table-cell table:style-name="ce2" office:value-type="string" table:number-columns-spanned="13" table:number-rows-spanned="1">
            <text:p>MP Sum / Group Size Quotients</text:p>
          </table:table-cell>
          <table:covered-table-cell table:style-name="ce6"/>
          <table:covered-table-cell table:number-columns-repeated="10"/>
          <table:covered-table-cell table:style-name="ce6"/>
          <table:table-cell table:number-columns-repeated="8"/>
        </table:table-row>
        <table:table-row table:style-name="ro2">
          <table:table-cell table:style-name="ce1"/>
          <table:table-cell table:style-name="ce7"/>
          <table:table-cell table:number-columns-repeated="10"/>
          <table:table-cell table:style-name="ce6"/>
          <table:table-cell table:style-name="ce8" table:number-columns-repeated="8"/>
        </table:table-row>
        <table:table-row table:style-name="ro2">
          <table:table-cell table:style-name="ce1"/>
          <table:table-cell table:style-name="ce6"/>
          <table:table-cell table:number-columns-repeated="10"/>
          <table:table-cell table:style-name="ce6"/>
          <table:table-cell table:number-columns-repeated="8"/>
        </table:table-row>
        <table:table-row table:style-name="ro2">
          <table:table-cell table:style-name="ce3" office:value-type="string">
            <text:p>Group #</text:p>
          </table:table-cell>
          <table:table-cell table:style-name="ce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number-columns-repeated="8"/>
        </table:table-row>
        <table:table-row table:style-name="ro3">
          <table:table-cell table:style-name="ce4" office:value-type="string">
            <text:p>CDHS</text:p>
          </table:table-cell>
          <table:table-cell table:formula="of:=[.B6]/[.B16]" office:value-type="float" office:value="2.35199970513546">
            <text:p>2,3519997051</text:p>
          </table:table-cell>
          <table:table-cell table:style-name="ce8" table:formula="of:=[.C6]/[.C16]" office:value-type="float" office:value="1.76597958379498">
            <text:p>1,7659795838</text:p>
          </table:table-cell>
          <table:table-cell table:style-name="ce8" table:formula="of:=[.D6]/[.D16]" office:value-type="float" office:value="1.48198930552045">
            <text:p>1,4819893055</text:p>
          </table:table-cell>
          <table:table-cell table:style-name="ce8" table:formula="of:=[.E6]/[.E16]" office:value-type="float" office:value="1.33169672207068">
            <text:p>1,3316967221</text:p>
          </table:table-cell>
          <table:table-cell table:style-name="ce8" table:formula="of:=[.F6]/[.F16]" office:value-type="float" office:value="1.22839782758804">
            <text:p>1,2283978276</text:p>
          </table:table-cell>
          <table:table-cell table:style-name="ce8" table:formula="of:=[.G6]/[.G16]" office:value-type="float" office:value="1.14697775468455">
            <text:p>1,1469777547</text:p>
          </table:table-cell>
          <table:table-cell table:style-name="ce8" table:formula="of:=[.H6]/[.H16]" office:value-type="float" office:value="1.07700661425258">
            <text:p>1,0770066143</text:p>
          </table:table-cell>
          <table:table-cell table:style-name="ce8" table:formula="of:=[.I6]/[.I16]" office:value-type="float" office:value="1.0174180032775">
            <text:p>1,0174180033</text:p>
          </table:table-cell>
          <table:table-cell table:style-name="ce8" table:formula="of:=[.J6]/[.J16]" office:value-type="float" office:value="0.966699283769386">
            <text:p>0,9666992838</text:p>
          </table:table-cell>
          <table:table-cell table:style-name="ce8" table:formula="of:=[.K6]/[.K16]" office:value-type="float" office:value="0.909565827112849">
            <text:p>0,9095658271</text:p>
          </table:table-cell>
          <table:table-cell table:style-name="ce8" table:formula="of:=[.L6]/[.L16]" office:value-type="float" office:value="0">
            <text:p>0</text:p>
          </table:table-cell>
          <table:table-cell table:style-name="ce8" table:formula="of:=[.M6]/[.M16]" office:value-type="float" office:value="0">
            <text:p>#DIV/0!</text:p>
          </table:table-cell>
          <table:table-cell table:style-name="ce6" table:number-columns-repeated="8"/>
        </table:table-row>
        <table:table-row table:style-name="ro2">
          <table:table-cell table:style-name="ce4" office:value-type="string">
            <text:p>Chaos</text:p>
          </table:table-cell>
          <table:table-cell table:formula="of:=[.B7]/[.B17]" office:value-type="float" office:value="1">
            <text:p>1</text:p>
          </table:table-cell>
          <table:table-cell table:style-name="ce8" table:formula="of:=[.C7]/[.C17]" office:value-type="float" office:value="1">
            <text:p>1</text:p>
          </table:table-cell>
          <table:table-cell table:style-name="ce8" table:formula="of:=[.D7]/[.D17]" office:value-type="float" office:value="1">
            <text:p>1</text:p>
          </table:table-cell>
          <table:table-cell table:style-name="ce8" table:formula="of:=[.E7]/[.E17]" office:value-type="float" office:value="1">
            <text:p>1</text:p>
          </table:table-cell>
          <table:table-cell table:style-name="ce8" table:formula="of:=[.F7]/[.F17]" office:value-type="float" office:value="1">
            <text:p>1</text:p>
          </table:table-cell>
          <table:table-cell table:style-name="ce8" table:formula="of:=[.G7]/[.G17]" office:value-type="float" office:value="1">
            <text:p>1</text:p>
          </table:table-cell>
          <table:table-cell table:style-name="ce8" table:formula="of:=[.H7]/[.H17]" office:value-type="float" office:value="1">
            <text:p>1</text:p>
          </table:table-cell>
          <table:table-cell table:style-name="ce8" table:formula="of:=[.I7]/[.I17]" office:value-type="float" office:value="1">
            <text:p>1</text:p>
          </table:table-cell>
          <table:table-cell table:style-name="ce8" table:formula="of:=[.J7]/[.J17]" office:value-type="float" office:value="1">
            <text:p>1</text:p>
          </table:table-cell>
          <table:table-cell table:style-name="ce8" table:formula="of:=[.K7]/[.K17]" office:value-type="float" office:value="1">
            <text:p>1</text:p>
          </table:table-cell>
          <table:table-cell table:style-name="ce8" table:formula="of:=[.L7]/[.L17]" office:value-type="float" office:value="1">
            <text:p>1</text:p>
          </table:table-cell>
          <table:table-cell table:style-name="ce8" table:formula="of:=[.M7]/[.M17]" office:value-type="float" office:value="1">
            <text:p>1</text:p>
          </table:table-cell>
          <table:table-cell table:style-name="ce6" table:number-columns-repeated="8"/>
        </table:table-row>
        <table:table-row table:style-name="ro2">
          <table:table-cell table:style-name="ce4" office:value-type="string">
            <text:p>Degrees</text:p>
          </table:table-cell>
          <table:table-cell table:formula="of:=[.B8]/[.B18]" office:value-type="float" office:value="2.50740188678499">
            <text:p>2,5074018868</text:p>
          </table:table-cell>
          <table:table-cell table:style-name="ce8" table:formula="of:=[.C8]/[.C18]" office:value-type="float" office:value="1.88856692227255">
            <text:p>1,8885669223</text:p>
          </table:table-cell>
          <table:table-cell table:style-name="ce8" table:formula="of:=[.D8]/[.D18]" office:value-type="float" office:value="1.52966959836353">
            <text:p>1,5296695984</text:p>
          </table:table-cell>
          <table:table-cell table:style-name="ce8" table:formula="of:=[.E8]/[.E18]" office:value-type="float" office:value="1.35665281518997">
            <text:p>1,3566528152</text:p>
          </table:table-cell>
          <table:table-cell table:style-name="ce8" table:formula="of:=[.F8]/[.F18]" office:value-type="float" office:value="1.24208173223477">
            <text:p>1,2420817322</text:p>
          </table:table-cell>
          <table:table-cell table:style-name="ce8" table:formula="of:=[.G8]/[.G18]" office:value-type="float" office:value="1.15317682628229">
            <text:p>1,1531768263</text:p>
          </table:table-cell>
          <table:table-cell table:style-name="ce8" table:formula="of:=[.H8]/[.H18]" office:value-type="float" office:value="1.07779168074155">
            <text:p>1,0777916807</text:p>
          </table:table-cell>
          <table:table-cell table:style-name="ce8" table:formula="of:=[.I8]/[.I18]" office:value-type="float" office:value="1.01089424947368">
            <text:p>1,0108942495</text:p>
          </table:table-cell>
          <table:table-cell table:style-name="ce8" table:formula="of:=[.J8]/[.J18]" office:value-type="float" office:value="0.949303567940593">
            <text:p>0,9493035679</text:p>
          </table:table-cell>
          <table:table-cell table:style-name="ce8" table:formula="of:=[.K8]/[.K18]" office:value-type="float" office:value="0.887989458507703">
            <text:p>0,8879894585</text:p>
          </table:table-cell>
          <table:table-cell table:style-name="ce8" table:formula="of:=[.L8]/[.L18]" office:value-type="float" office:value="0.840599077042007">
            <text:p>0,840599077</text:p>
          </table:table-cell>
          <table:table-cell table:style-name="ce8" table:formula="of:=[.M8]/[.M18]" office:value-type="float" office:value="0">
            <text:p>#DIV/0!</text:p>
          </table:table-cell>
          <table:table-cell table:number-columns-repeated="8"/>
        </table:table-row>
        <table:table-row table:style-name="ro2">
          <table:table-cell table:style-name="ce4" office:value-type="string">
            <text:p>Neighbourhood</text:p>
          </table:table-cell>
          <table:table-cell table:formula="of:=[.B9]/[.B19]" office:value-type="float" office:value="2.40042366210769">
            <text:p>2,4004236621</text:p>
          </table:table-cell>
          <table:table-cell table:style-name="ce8" table:formula="of:=[.C9]/[.C19]" office:value-type="float" office:value="1.77166520436168">
            <text:p>1,7716652044</text:p>
          </table:table-cell>
          <table:table-cell table:style-name="ce8" table:formula="of:=[.D9]/[.D19]" office:value-type="float" office:value="1.48507114353365">
            <text:p>1,4850711435</text:p>
          </table:table-cell>
          <table:table-cell table:style-name="ce8" table:formula="of:=[.E9]/[.E19]" office:value-type="float" office:value="1.3339025381567">
            <text:p>1,3339025382</text:p>
          </table:table-cell>
          <table:table-cell table:style-name="ce8" table:formula="of:=[.F9]/[.F19]" office:value-type="float" office:value="1.23070167262036">
            <text:p>1,2307016726</text:p>
          </table:table-cell>
          <table:table-cell table:style-name="ce8" table:formula="of:=[.G9]/[.G19]" office:value-type="float" office:value="1.1491706583995">
            <text:p>1,1491706584</text:p>
          </table:table-cell>
          <table:table-cell table:style-name="ce8" table:formula="of:=[.H9]/[.H19]" office:value-type="float" office:value="1.07935437269571">
            <text:p>1,0793543727</text:p>
          </table:table-cell>
          <table:table-cell table:style-name="ce8" table:formula="of:=[.I9]/[.I19]" office:value-type="float" office:value="1.01814072779373">
            <text:p>1,0181407278</text:p>
          </table:table-cell>
          <table:table-cell table:style-name="ce8" table:formula="of:=[.J9]/[.J19]" office:value-type="float" office:value="0.961697008612999">
            <text:p>0,9616970086</text:p>
          </table:table-cell>
          <table:table-cell table:style-name="ce8" table:formula="of:=[.K9]/[.K19]" office:value-type="float" office:value="0.903286855803055">
            <text:p>0,9032868558</text:p>
          </table:table-cell>
          <table:table-cell table:style-name="ce8" table:formula="of:=[.L9]/[.L19]" office:value-type="float" office:value="0">
            <text:p>0</text:p>
          </table:table-cell>
          <table:table-cell table:style-name="ce8" table:formula="of:=[.M9]/[.M19]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5">
            <draw:frame table:end-cell-address="DBLP.G50" table:end-x="1.164cm" table:end-y="0.327cm" draw:z-index="0" draw:style-name="gr1" svg:width="15.999cm" svg:height="8.98cm" svg:x="0.448cm" svg:y="0.38cm">
              <draw:object draw:notify-on-update-of-ranges="DBLP.B5:DBLP.M5 DBLP.A6:DBLP.A6 DBLP.B6:DBLP.M6 DBLP.A7:DBLP.A7 DBLP.B7:DBLP.M7 DBLP.A8:DBLP.A8 DBLP.B8:DBLP.M8 DBLP.A9:DBLP.A9 DBLP.B9:DBLP.M9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/>
          <table:table-cell table:style-name="ce8" table:number-columns-repeated="4"/>
          <table:table-cell table:style-name="ce8">
            <draw:frame table:end-cell-address="DBLP.N50" table:end-x="1.905cm" table:end-y="0.318cm" draw:z-index="1" draw:style-name="gr1" svg:width="15.999cm" svg:height="8.98cm" svg:x="1.713cm" svg:y="0.371cm">
              <draw:object draw:notify-on-update-of-ranges="DBLP.B15:DBLP.M15 DBLP.A16:DBLP.A16 DBLP.B16:DBLP.M16 DBLP.A17:DBLP.A17 DBLP.B17:DBLP.M17 DBLP.A18:DBLP.A18 DBLP.B18:DBLP.M18 DBLP.A19:DBLP.A19 DBLP.B19:DBLP.M1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8" table:number-columns-repeated="14"/>
        </table:table-row>
        <table:table-row table:style-name="ro2" table:number-rows-repeated="15">
          <table:table-cell/>
          <table:table-cell table:style-name="Default" table:number-columns-repeated="11"/>
          <table:table-cell table:number-columns-repeated="9"/>
        </table:table-row>
        <table:table-row table:style-name="ro2">
          <table:table-cell table:style-name="ce1"/>
          <table:table-cell table:style-name="ce6"/>
          <table:table-cell table:number-columns-repeated="10"/>
          <table:table-cell table:style-name="ce6"/>
          <table:table-cell table:number-columns-repeated="8"/>
        </table:table-row>
        <table:table-row table:style-name="ro2">
          <table:table-cell table:style-name="ce3"/>
          <table:table-cell table:style-name="ce6"/>
          <table:table-cell table:number-columns-repeated="10"/>
          <table:table-cell table:style-name="ce6"/>
          <table:table-cell table:number-columns-repeated="8"/>
        </table:table-row>
        <table:table-row table:style-name="ro2">
          <table:table-cell table:style-name="ce5"/>
          <table:table-cell/>
          <table:table-cell table:style-name="ce8" table:number-columns-repeated="10"/>
          <table:table-cell table:number-columns-repeated="9"/>
        </table:table-row>
        <table:table-row table:style-name="ro2">
          <table:table-cell table:style-name="ce5"/>
          <table:table-cell/>
          <table:table-cell table:style-name="ce9" table:number-columns-repeated="9"/>
          <table:table-cell table:style-name="ce8"/>
          <table:table-cell table:number-columns-repeated="9"/>
        </table:table-row>
        <table:table-row table:style-name="ro2">
          <table:table-cell table:style-name="ce5"/>
          <table:table-cell/>
          <table:table-cell table:style-name="ce8" table:number-columns-repeated="11"/>
          <table:table-cell table:number-columns-repeated="8"/>
        </table:table-row>
        <table:table-row table:style-name="ro2">
          <table:table-cell table:style-name="ce5"/>
          <table:table-cell/>
          <table:table-cell table:style-name="ce9"/>
          <table:table-cell table:style-name="ce9">
            <draw:frame table:end-cell-address="DBLP.K71" table:end-x="1.034cm" table:end-y="0.208cm" draw:z-index="2" draw:style-name="gr1" svg:width="15.999cm" svg:height="8.942cm" svg:x="0.842cm" svg:y="0.299cm">
              <draw:object draw:notify-on-update-of-ranges="DBLP.B25:DBLP.M25 DBLP.A26:DBLP.A26 DBLP.B26:DBLP.M26 DBLP.A27:DBLP.A27 DBLP.B27:DBLP.M27 DBLP.A28:DBLP.A28 DBLP.B28:DBLP.M28 DBLP.A29:DBLP.A29 DBLP.B29:DBLP.M29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style-name="ce9" table:number-columns-repeated="7"/>
          <table:table-cell table:style-name="ce8"/>
          <table:table-cell table:number-columns-repeated="9"/>
        </table:table-row>
        <table:table-row table:style-name="ro2">
          <table:table-cell table:style-name="ce3"/>
          <table:table-cell table:style-name="ce6"/>
          <table:table-cell table:number-columns-repeated="19"/>
        </table:table-row>
        <table:table-row table:style-name="ro2">
          <table:table-cell table:style-name="ce1"/>
          <table:table-cell table:style-name="ce6"/>
          <table:table-cell table:number-columns-repeated="10"/>
          <table:table-cell table:style-name="ce6"/>
          <table:table-cell table:number-columns-repeated="8"/>
        </table:table-row>
        <table:table-row table:style-name="ro2">
          <table:table-cell table:style-name="ce3"/>
          <table:table-cell table:style-name="ce6"/>
          <table:table-cell table:number-columns-repeated="10"/>
          <table:table-cell table:style-name="ce6"/>
          <table:table-cell table:number-columns-repeated="8"/>
        </table:table-row>
        <table:table-row table:style-name="ro2">
          <table:table-cell table:style-name="ce5"/>
          <table:table-cell/>
          <table:table-cell table:style-name="ce8" table:number-columns-repeated="10"/>
          <table:table-cell table:number-columns-repeated="9"/>
        </table:table-row>
        <table:table-row table:style-name="ro2">
          <table:table-cell table:style-name="ce5"/>
          <table:table-cell/>
          <table:table-cell table:style-name="ce9" table:number-columns-repeated="9"/>
          <table:table-cell table:style-name="ce8"/>
          <table:table-cell table:number-columns-repeated="9"/>
        </table:table-row>
        <table:table-row table:style-name="ro2">
          <table:table-cell table:style-name="ce5"/>
          <table:table-cell/>
          <table:table-cell table:style-name="ce8" table:number-columns-repeated="11"/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11"/>
          <table:table-cell table:number-columns-repeated="9"/>
        </table:table-row>
        <table:table-row table:style-name="ro2">
          <table:table-cell table:style-name="ce1"/>
          <table:table-cell table:style-name="ce6"/>
          <table:table-cell table:number-columns-repeated="10"/>
          <table:table-cell table:style-name="ce6"/>
          <table:table-cell table:number-columns-repeated="8"/>
        </table:table-row>
        <table:table-row table:style-name="ro2">
          <table:table-cell table:style-name="ce3"/>
          <table:table-cell table:style-name="ce6"/>
          <table:table-cell table:number-columns-repeated="10"/>
          <table:table-cell table:style-name="ce6"/>
          <table:table-cell table:number-columns-repeated="8"/>
        </table:table-row>
        <table:table-row table:style-name="ro2">
          <table:table-cell table:style-name="ce5"/>
          <table:table-cell/>
          <table:table-cell table:style-name="ce8" table:number-columns-repeated="10"/>
          <table:table-cell table:number-columns-repeated="9"/>
        </table:table-row>
        <table:table-row table:style-name="ro2">
          <table:table-cell table:style-name="ce5"/>
          <table:table-cell/>
          <table:table-cell table:style-name="ce9" table:number-columns-repeated="9"/>
          <table:table-cell table:style-name="ce8"/>
          <table:table-cell table:number-columns-repeated="9"/>
        </table:table-row>
        <table:table-row table:style-name="ro2">
          <table:table-cell table:style-name="ce5"/>
          <table:table-cell/>
          <table:table-cell table:style-name="ce8" table:number-columns-repeated="11"/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11"/>
          <table:table-cell table:number-columns-repeated="9"/>
        </table:table-row>
        <table:table-row table:style-name="ro2">
          <table:table-cell table:style-name="ce1"/>
          <table:table-cell table:style-name="ce6"/>
          <table:table-cell table:number-columns-repeated="10"/>
          <table:table-cell table:style-name="ce6"/>
          <table:table-cell table:number-columns-repeated="8"/>
        </table:table-row>
        <table:table-row table:style-name="ro2">
          <table:table-cell table:style-name="ce3"/>
          <table:table-cell table:style-name="ce6"/>
          <table:table-cell table:number-columns-repeated="10"/>
          <table:table-cell table:style-name="ce6"/>
          <table:table-cell table:number-columns-repeated="8"/>
        </table:table-row>
        <table:table-row table:style-name="ro2">
          <table:table-cell table:style-name="ce5"/>
          <table:table-cell/>
          <table:table-cell table:style-name="ce8" table:number-columns-repeated="10"/>
          <table:table-cell table:number-columns-repeated="9"/>
        </table:table-row>
        <table:table-row table:style-name="ro2">
          <table:table-cell table:style-name="ce5"/>
          <table:table-cell/>
          <table:table-cell table:style-name="ce9" table:number-columns-repeated="9"/>
          <table:table-cell table:style-name="ce8"/>
          <table:table-cell table:number-columns-repeated="9"/>
        </table:table-row>
        <table:table-row table:style-name="ro2">
          <table:table-cell table:style-name="ce5"/>
          <table:table-cell/>
          <table:table-cell table:style-name="ce8" table:number-columns-repeated="11"/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AT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7">07.12.2013</text:date>, <text:time>13:58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. M.</meta:initial-creator>
    <meta:creation-date>2013-10-02T23:19:13.81</meta:creation-date>
    <meta:generator>OpenOffice.org/3.3$Win32 OpenOffice.org_project/330m20$Build-9567</meta:generator>
    <dc:date>2013-12-07T13:58:12.13</dc:date>
    <dc:creator>R. M.</dc:creator>
    <meta:editing-duration>PT5H40M54S</meta:editing-duration>
    <meta:editing-cycles>73</meta:editing-cycles>
    <meta:document-statistic meta:table-count="2" meta:cell-count="42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8.981cm" xlink:href=".." xlink:type="simple" chart:class="chart:line" chart:style-name="ch1">
        <chart:title svg:x="6.991cm" svg:y="0.315cm" chart:style-name="ch2">
          <text:p>MP Sums</text:p>
        </chart:title>
        <chart:subtitle svg:x="6.276cm" svg:y="1.273cm" chart:style-name="ch3">
          <text:p>Logarithmic Scales</text:p>
        </chart:subtitle>
        <chart:legend chart:legend-position="end" svg:x="12.916cm" svg:y="3.468cm" chart:style-name="ch4"/>
        <chart:plot-area chart:style-name="ch5" table:cell-range-address="Advogato.A5:Advogato.M9" chart:data-source-has-labels="both" svg:x="1.358cm" svg:y="2.314cm" svg:width="10.918cm" svg:height="5.48cm">
          <chartooo:coordinate-region svg:x="1.9cm" svg:y="2.526cm" svg:width="10.189cm" svg:height="5.056cm"/>
          <chart:axis chart:dimension="x" chart:name="primary-x" chart:style-name="ch6">
            <chart:title svg:x="6.178cm" svg:y="7.974cm" chart:style-name="ch7">
              <text:p>Group #</text:p>
            </chart:title>
            <chart:categories table:cell-range-address="Advogato.B5:Advogato.M5"/>
          </chart:axis>
          <chart:axis chart:dimension="y" chart:name="primary-y" chart:style-name="ch6">
            <chart:title svg:x="0.451cm" svg:y="5.707cm" chart:style-name="ch8">
              <text:p>MP sum</text:p>
            </chart:title>
            <chart:grid chart:style-name="ch9" chart:class="major"/>
          </chart:axis>
          <chart:series chart:style-name="ch10" chart:values-cell-range-address="Advogato.B6:Advogato.M6" chart:label-cell-address="Advogato.A6:Advogato.A6" chart:class="chart:line">
            <chart:data-point chart:repeated="12"/>
          </chart:series>
          <chart:series chart:style-name="ch11" chart:values-cell-range-address="Advogato.B7:Advogato.M7" chart:label-cell-address="Advogato.A7:Advogato.A7" chart:class="chart:line">
            <chart:data-point chart:repeated="12"/>
          </chart:series>
          <chart:series chart:style-name="ch12" chart:values-cell-range-address="Advogato.B8:Advogato.M8" chart:label-cell-address="Advogato.A8:Advogato.A8" chart:class="chart:line">
            <chart:data-point chart:repeated="12"/>
          </chart:series>
          <chart:series chart:style-name="ch13" chart:values-cell-range-address="Advogato.B9:Advogato.M9" chart:label-cell-address="Advogato.A9:Advogato.A9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Advogato.B5:Advogato.M5</svg:desc>
                </draw:g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CDHS</text:p>
                <draw:g>
                  <svg:desc>Advogato.A6:Advogato.A6</svg:desc>
                </draw:g>
              </table:table-cell>
              <table:table-cell office:value-type="float" office:value="2.42519989376524">
                <text:p>2.42519989376524</text:p>
                <draw:g>
                  <svg:desc>Advogato.B6:Advogato.M6</svg:desc>
                </draw:g>
              </table:table-cell>
              <table:table-cell office:value-type="float" office:value="2.50094142501689">
                <text:p>2.50094142501689</text:p>
              </table:table-cell>
              <table:table-cell office:value-type="float" office:value="2.77086231681267">
                <text:p>2.77086231681267</text:p>
              </table:table-cell>
              <table:table-cell office:value-type="float" office:value="2.96425397159996">
                <text:p>2.96425397159996</text:p>
              </table:table-cell>
              <table:table-cell office:value-type="float" office:value="2.99712503001806">
                <text:p>2.99712503001806</text:p>
              </table:table-cell>
              <table:table-cell office:value-type="float" office:value="2.90583418291258">
                <text:p>2.90583418291258</text:p>
              </table:table-cell>
              <table:table-cell office:value-type="float" office:value="2.73146305137351">
                <text:p>2.73146305137351</text:p>
              </table:table-cell>
              <table:table-cell office:value-type="float" office:value="2.47404134517133">
                <text:p>2.47404134517133</text:p>
              </table:table-cell>
              <table:table-cell office:value-type="float" office:value="2.21534405778144">
                <text:p>2.21534405778144</text:p>
              </table:table-cell>
              <table:table-cell office:value-type="float" office:value="1.63980611595414">
                <text:p>1.63980611595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aos</text:p>
                <draw:g>
                  <svg:desc>Advogato.A7:Advogato.A7</svg:desc>
                </draw:g>
              </table:table-cell>
              <table:table-cell office:value-type="float" office:value="3.3360172085589">
                <text:p>3.3360172085589</text:p>
                <draw:g>
                  <svg:desc>Advogato.B7:Advogato.M7</svg:desc>
                </draw:g>
              </table:table-cell>
              <table:table-cell office:value-type="float" office:value="3.19829410700743">
                <text:p>3.19829410700743</text:p>
              </table:table-cell>
              <table:table-cell office:value-type="float" office:value="2.78885181154383">
                <text:p>2.78885181154383</text:p>
              </table:table-cell>
              <table:table-cell office:value-type="float" office:value="2.41871218478828">
                <text:p>2.41871218478828</text:p>
              </table:table-cell>
              <table:table-cell office:value-type="float" office:value="2.18318440029821">
                <text:p>2.18318440029821</text:p>
              </table:table-cell>
              <table:table-cell office:value-type="float" office:value="1.8144007707576">
                <text:p>1.8144007707576</text:p>
              </table:table-cell>
              <table:table-cell office:value-type="float" office:value="1.48374415662816">
                <text:p>1.48374415662816</text:p>
              </table:table-cell>
              <table:table-cell office:value-type="float" office:value="1.06870521969194">
                <text:p>1.06870521969194</text:p>
              </table:table-cell>
              <table:table-cell office:value-type="float" office:value="1.008302024212">
                <text:p>1.008302024212</text:p>
              </table:table-cell>
              <table:table-cell office:value-type="float" office:value="0.907841142582944">
                <text:p>0.907841142582944</text:p>
              </table:table-cell>
              <table:table-cell office:value-type="float" office:value="0.747722462035508">
                <text:p>0.747722462035508</text:p>
              </table:table-cell>
              <table:table-cell office:value-type="float" office:value="0.830396176483469">
                <text:p>0.830396176483469</text:p>
              </table:table-cell>
            </table:table-row>
            <table:table-row>
              <table:table-cell office:value-type="string">
                <text:p>Degrees</text:p>
                <draw:g>
                  <svg:desc>Advogato.A8:Advogato.A8</svg:desc>
                </draw:g>
              </table:table-cell>
              <table:table-cell office:value-type="float" office:value="2.45171276802181">
                <text:p>2.45171276802181</text:p>
                <draw:g>
                  <svg:desc>Advogato.B8:Advogato.M8</svg:desc>
                </draw:g>
              </table:table-cell>
              <table:table-cell office:value-type="float" office:value="2.52511999181193">
                <text:p>2.52511999181193</text:p>
              </table:table-cell>
              <table:table-cell office:value-type="float" office:value="2.82389462614429">
                <text:p>2.82389462614429</text:p>
              </table:table-cell>
              <table:table-cell office:value-type="float" office:value="3.02340474474007">
                <text:p>3.02340474474007</text:p>
              </table:table-cell>
              <table:table-cell office:value-type="float" office:value="3.01423483527869">
                <text:p>3.01423483527869</text:p>
              </table:table-cell>
              <table:table-cell office:value-type="float" office:value="2.88100212658753">
                <text:p>2.88100212658753</text:p>
              </table:table-cell>
              <table:table-cell office:value-type="float" office:value="2.67286228230203">
                <text:p>2.67286228230203</text:p>
              </table:table-cell>
              <table:table-cell office:value-type="float" office:value="2.3624278075087">
                <text:p>2.3624278075087</text:p>
              </table:table-cell>
              <table:table-cell office:value-type="float" office:value="1.9146768167564">
                <text:p>1.9146768167564</text:p>
              </table:table-cell>
              <table:table-cell office:value-type="float" office:value="1.6507153934743">
                <text:p>1.6507153934743</text:p>
              </table:table-cell>
              <table:table-cell office:value-type="float" office:value="-1.53760200210104">
                <text:p>-1.53760200210104</text:p>
              </table:table-cell>
              <table:table-cell office:value-type="float" office:value="-1.53760200210104">
                <text:p>-1.53760200210104</text:p>
              </table:table-cell>
            </table:table-row>
            <table:table-row>
              <table:table-cell office:value-type="string">
                <text:p>Neighbourhood</text:p>
                <draw:g>
                  <svg:desc>Advogato.A9:Advogato.A9</svg:desc>
                </draw:g>
              </table:table-cell>
              <table:table-cell office:value-type="float" office:value="2.44943674194618">
                <text:p>2.44943674194618</text:p>
                <draw:g>
                  <svg:desc>Advogato.B9:Advogato.M9</svg:desc>
                </draw:g>
              </table:table-cell>
              <table:table-cell office:value-type="float" office:value="2.4988727045661">
                <text:p>2.4988727045661</text:p>
              </table:table-cell>
              <table:table-cell office:value-type="float" office:value="2.77343901669142">
                <text:p>2.77343901669142</text:p>
              </table:table-cell>
              <table:table-cell office:value-type="float" office:value="2.95197489052137">
                <text:p>2.95197489052137</text:p>
              </table:table-cell>
              <table:table-cell office:value-type="float" office:value="3.00041238390645">
                <text:p>3.00041238390645</text:p>
              </table:table-cell>
              <table:table-cell office:value-type="float" office:value="2.90515286454382">
                <text:p>2.90515286454382</text:p>
              </table:table-cell>
              <table:table-cell office:value-type="float" office:value="2.74283113962258">
                <text:p>2.74283113962258</text:p>
              </table:table-cell>
              <table:table-cell office:value-type="float" office:value="2.48199696752117">
                <text:p>2.48199696752117</text:p>
              </table:table-cell>
              <table:table-cell office:value-type="float" office:value="2.1741441568004">
                <text:p>2.1741441568004</text:p>
              </table:table-cell>
              <table:table-cell office:value-type="float" office:value="1.73319004018448">
                <text:p>1.73319004018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22.792cm" svg:height="11.424cm" xlink:href=".." xlink:type="simple" chart:class="chart:line" chart:style-name="ch1">
        <chart:legend chart:legend-position="end" svg:x="20.792cm" svg:y="5.166cm" chart:style-name="ch2"/>
        <chart:plot-area chart:style-name="ch3" table:cell-range-address="Advogato.A48:Advogato.M50" chart:data-source-has-labels="both" svg:x="0.905cm" svg:y="1.047cm" svg:width="18.977cm" svg:height="9.729cm">
          <chartooo:coordinate-region svg:x="1.526cm" svg:y="1.259cm" svg:width="18.356cm" svg:height="9.305cm"/>
          <chart:axis chart:dimension="x" chart:name="primary-x" chart:style-name="ch4">
            <chart:categories table:cell-range-address="Advogato.B48:Advogato.M4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dvogato.B49:Advogato.M49" chart:label-cell-address="Advogato.A49:Advogato.A49" chart:class="chart:line">
            <chart:data-point chart:repeated="12"/>
          </chart:series>
          <chart:series chart:style-name="ch7" chart:values-cell-range-address="Advogato.B50:Advogato.M50" chart:label-cell-address="Advogato.A50:Advogato.A50" chart:class="chart:line">
            <chart:data-point chart:repeated="12"/>
          </chart:series>
          <chart:wall chart:style-name="ch8"/>
          <chart:floor chart:style-name="ch9"/>
        </chart:plot-area>
        <draw:frame draw:style-name="gr1" draw:text-style-name="P1" svg:width="22.792cm" svg:height="11.425cm" svg:x="0cm" svg:y="0cm">
          <draw:image xlink:href="Pictures/2000000A0000575000002C8EAFAD04E0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Advogato.B48:Advogato.M48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Advogato.A49:Advogato.A49</svg:desc>
                </draw:g>
              </table:table-cell>
              <table:table-cell office:value-type="float" office:value="NaN">
                <text:p>NaN</text:p>
                <draw:g>
                  <svg:desc>Advogato.B49:Advogato.M4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Advogato.A50:Advogato.A50</svg:desc>
                </draw:g>
              </table:table-cell>
              <table:table-cell office:value-type="float" office:value="NaN">
                <text:p>NaN</text:p>
                <draw:g>
                  <svg:desc>Advogato.B50:Advogato.M5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8.981cm" xlink:href=".." xlink:type="simple" chart:class="chart:line" chart:style-name="ch1">
        <chart:title svg:x="6.726cm" svg:y="0.315cm" chart:style-name="ch2">
          <text:p>Group Sizes</text:p>
        </chart:title>
        <chart:subtitle svg:x="6.276cm" svg:y="1.273cm" chart:style-name="ch3">
          <text:p>Logarithmic Scales</text:p>
        </chart:subtitle>
        <chart:legend chart:legend-position="end" svg:x="12.916cm" svg:y="3.468cm" chart:style-name="ch4"/>
        <chart:plot-area chart:style-name="ch5" table:cell-range-address="Advogato.A15:Advogato.M19" chart:data-source-has-labels="both" svg:x="1.358cm" svg:y="2.314cm" svg:width="10.918cm" svg:height="5.48cm">
          <chartooo:coordinate-region svg:x="2.085cm" svg:y="2.526cm" svg:width="10.004cm" svg:height="4.595cm"/>
          <chart:axis chart:dimension="x" chart:name="primary-x" chart:style-name="ch6">
            <chart:title svg:x="6.178cm" svg:y="7.974cm" chart:style-name="ch7">
              <text:p>Group #</text:p>
            </chart:title>
            <chart:categories table:cell-range-address="Advogato.B15:Advogato.M15"/>
          </chart:axis>
          <chart:axis chart:dimension="y" chart:name="primary-y" chart:style-name="ch6">
            <chart:title svg:x="0.451cm" svg:y="5.892cm" chart:style-name="ch8">
              <text:p>Group size</text:p>
            </chart:title>
            <chart:grid chart:style-name="ch9" chart:class="major"/>
          </chart:axis>
          <chart:series chart:style-name="ch10" chart:values-cell-range-address="Advogato.B16:Advogato.M16" chart:label-cell-address="Advogato.A16:Advogato.A16" chart:class="chart:line">
            <chart:data-point chart:repeated="12"/>
          </chart:series>
          <chart:series chart:style-name="ch11" chart:values-cell-range-address="Advogato.B17:Advogato.M17" chart:label-cell-address="Advogato.A17:Advogato.A17" chart:class="chart:line">
            <chart:data-point chart:repeated="12"/>
          </chart:series>
          <chart:series chart:style-name="ch12" chart:values-cell-range-address="Advogato.B18:Advogato.M18" chart:label-cell-address="Advogato.A18:Advogato.A18" chart:class="chart:line">
            <chart:data-point chart:repeated="12"/>
          </chart:series>
          <chart:series chart:style-name="ch13" chart:values-cell-range-address="Advogato.B19:Advogato.M19" chart:label-cell-address="Advogato.A19:Advogato.A19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Advogato.B15:Advogato.M15</svg:desc>
                </draw:g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CDHS</text:p>
                <draw:g>
                  <svg:desc>Advogato.A16:Advogato.A16</svg:desc>
                </draw:g>
              </table:table-cell>
              <table:table-cell office:value-type="float" office:value="0.447158031342219">
                <text:p>0.447158031342219</text:p>
                <draw:g>
                  <svg:desc>Advogato.B16:Advogato.M16</svg:desc>
                </draw:g>
              </table:table-cell>
              <table:table-cell office:value-type="float" office:value="0.959518376972998">
                <text:p>0.959518376972998</text:p>
              </table:table-cell>
              <table:table-cell office:value-type="float" office:value="1.49164179347759">
                <text:p>1.49164179347759</text:p>
              </table:table-cell>
              <table:table-cell office:value-type="float" office:value="1.93651374247889">
                <text:p>1.93651374247889</text:p>
              </table:table-cell>
              <table:table-cell office:value-type="float" office:value="2.23537692240224">
                <text:p>2.23537692240224</text:p>
              </table:table-cell>
              <table:table-cell office:value-type="float" office:value="2.42537116643894">
                <text:p>2.42537116643894</text:p>
              </table:table-cell>
              <table:table-cell office:value-type="float" office:value="2.52844102875813">
                <text:p>2.52844102875813</text:p>
              </table:table-cell>
              <table:table-cell office:value-type="float" office:value="2.5759840911285">
                <text:p>2.5759840911285</text:p>
              </table:table-cell>
              <table:table-cell office:value-type="float" office:value="2.69492093466678">
                <text:p>2.69492093466678</text:p>
              </table:table-cell>
              <table:table-cell office:value-type="float" office:value="2.83709579017599">
                <text:p>2.83709579017599</text:p>
              </table:table-cell>
              <table:table-cell office:value-type="float" office:value="2.76496775496918">
                <text:p>2.76496775496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aos</text:p>
                <draw:g>
                  <svg:desc>Advogato.A17:Advogato.A17</svg:desc>
                </draw:g>
              </table:table-cell>
              <table:table-cell office:value-type="float" office:value="3.1301761070687">
                <text:p>3.1301761070687</text:p>
                <draw:g>
                  <svg:desc>Advogato.B17:Advogato.M17</svg:desc>
                </draw:g>
              </table:table-cell>
              <table:table-cell office:value-type="float" office:value="2.98795659112765">
                <text:p>2.98795659112765</text:p>
              </table:table-cell>
              <table:table-cell office:value-type="float" office:value="2.58965923032897">
                <text:p>2.58965923032897</text:p>
              </table:table-cell>
              <table:table-cell office:value-type="float" office:value="2.21298618473667">
                <text:p>2.21298618473667</text:p>
              </table:table-cell>
              <table:table-cell office:value-type="float" office:value="1.97625824925705">
                <text:p>1.97625824925705</text:p>
              </table:table-cell>
              <table:table-cell office:value-type="float" office:value="1.62345604806993">
                <text:p>1.62345604806993</text:p>
              </table:table-cell>
              <table:table-cell office:value-type="float" office:value="1.22141423784234">
                <text:p>1.22141423784234</text:p>
              </table:table-cell>
              <table:table-cell office:value-type="float" office:value="0.88252453795488">
                <text:p>0.88252453795488</text:p>
              </table:table-cell>
              <table:table-cell office:value-type="float" office:value="0.806858029518817">
                <text:p>0.806858029518817</text:p>
              </table:table-cell>
              <table:table-cell office:value-type="float" office:value="0.540329474790874">
                <text:p>0.540329474790874</text:p>
              </table:table-cell>
              <table:table-cell office:value-type="float" office:value="0.434568904034199">
                <text:p>0.434568904034199</text:p>
              </table:table-cell>
              <table:table-cell office:value-type="float" office:value="0.537819095073274">
                <text:p>0.537819095073274</text:p>
              </table:table-cell>
            </table:table-row>
            <table:table-row>
              <table:table-cell office:value-type="string">
                <text:p>Degrees</text:p>
                <draw:g>
                  <svg:desc>Advogato.A18:Advogato.A18</svg:desc>
                </draw:g>
              </table:table-cell>
              <table:table-cell office:value-type="float" office:value="0.477121254719662">
                <text:p>0.477121254719662</text:p>
                <draw:g>
                  <svg:desc>Advogato.B18:Advogato.M18</svg:desc>
                </draw:g>
              </table:table-cell>
              <table:table-cell office:value-type="float" office:value="0.976808337338066">
                <text:p>0.976808337338066</text:p>
              </table:table-cell>
              <table:table-cell office:value-type="float" office:value="1.57217431361306">
                <text:p>1.57217431361306</text:p>
              </table:table-cell>
              <table:table-cell office:value-type="float" office:value="2.04797540527909">
                <text:p>2.04797540527909</text:p>
              </table:table-cell>
              <table:table-cell office:value-type="float" office:value="2.34002746828266">
                <text:p>2.34002746828266</text:p>
              </table:table-cell>
              <table:table-cell office:value-type="float" office:value="2.52398045468499">
                <text:p>2.52398045468499</text:p>
              </table:table-cell>
              <table:table-cell office:value-type="float" office:value="2.63792980502351">
                <text:p>2.63792980502351</text:p>
              </table:table-cell>
              <table:table-cell office:value-type="float" office:value="2.69743859088803">
                <text:p>2.69743859088803</text:p>
              </table:table-cell>
              <table:table-cell office:value-type="float" office:value="2.69933465856747">
                <text:p>2.69933465856747</text:p>
              </table:table-cell>
              <table:table-cell office:value-type="float" office:value="2.95667737125511">
                <text:p>2.956677371255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ighbourhood</text:p>
                <draw:g>
                  <svg:desc>Advogato.A19:Advogato.A19</svg:desc>
                </draw:g>
              </table:table-cell>
              <table:table-cell office:value-type="float" office:value="0.487138375477186">
                <text:p>0.487138375477186</text:p>
                <draw:g>
                  <svg:desc>Advogato.B19:Advogato.M19</svg:desc>
                </draw:g>
              </table:table-cell>
              <table:table-cell office:value-type="float" office:value="0.968949680981343">
                <text:p>0.968949680981343</text:p>
              </table:table-cell>
              <table:table-cell office:value-type="float" office:value="1.50542132758328">
                <text:p>1.50542132758328</text:p>
              </table:table-cell>
              <table:table-cell office:value-type="float" office:value="1.9259821003271">
                <text:p>1.9259821003271</text:p>
              </table:table-cell>
              <table:table-cell office:value-type="float" office:value="2.23711627053506">
                <text:p>2.23711627053506</text:p>
              </table:table-cell>
              <table:table-cell office:value-type="float" office:value="2.42283596877952">
                <text:p>2.42283596877952</text:p>
              </table:table-cell>
              <table:table-cell office:value-type="float" office:value="2.5448614576459">
                <text:p>2.5448614576459</text:p>
              </table:table-cell>
              <table:table-cell office:value-type="float" office:value="2.58847339679343">
                <text:p>2.58847339679343</text:p>
              </table:table-cell>
              <table:table-cell office:value-type="float" office:value="2.57742285873352">
                <text:p>2.57742285873352</text:p>
              </table:table-cell>
              <table:table-cell office:value-type="float" office:value="2.49462760596208">
                <text:p>2.49462760596208</text:p>
              </table:table-cell>
              <table:table-cell office:value-type="float" office:value="2.57110295863378">
                <text:p>2.57110295863378</text:p>
              </table:table-cell>
              <table:table-cell office:value-type="float" office:value="2.83216389478359">
                <text:p>2.8321638947835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8.943cm" xlink:href=".." xlink:type="simple" chart:class="chart:line" chart:style-name="ch1">
        <chart:title svg:x="5.006cm" svg:y="0.314cm" chart:style-name="ch2">
          <text:p>MP sum / group size quotients</text:p>
        </chart:title>
        <chart:subtitle svg:x="6.276cm" svg:y="1.271cm" chart:style-name="ch3">
          <text:p>Logarithmic Scales</text:p>
        </chart:subtitle>
        <chart:legend chart:legend-position="end" svg:x="12.916cm" svg:y="3.449cm" chart:style-name="ch4"/>
        <chart:plot-area chart:style-name="ch5" table:cell-range-address="Advogato.A25:Advogato.M29" chart:data-source-has-labels="both" svg:x="1.358cm" svg:y="2.31cm" svg:width="10.918cm" svg:height="5.447cm">
          <chartooo:coordinate-region svg:x="1.794cm" svg:y="2.522cm" svg:width="10.295cm" svg:height="4.562cm"/>
          <chart:axis chart:dimension="x" chart:name="primary-x" chart:style-name="ch6">
            <chart:title svg:x="6.178cm" svg:y="7.936cm" chart:style-name="ch7">
              <text:p>Group #</text:p>
            </chart:title>
            <chart:categories table:cell-range-address="Advogato.B25:Advogato.M25"/>
          </chart:axis>
          <chart:axis chart:dimension="y" chart:name="primary-y" chart:style-name="ch6">
            <chart:title svg:x="0.451cm" svg:y="5.699cm" chart:style-name="ch8">
              <text:p>Quotient</text:p>
            </chart:title>
            <chart:grid chart:style-name="ch9" chart:class="major"/>
          </chart:axis>
          <chart:series chart:style-name="ch10" chart:values-cell-range-address="Advogato.B26:Advogato.M26" chart:label-cell-address="Advogato.A26:Advogato.A26" chart:class="chart:line">
            <chart:data-point chart:repeated="12"/>
          </chart:series>
          <chart:series chart:style-name="ch11" chart:values-cell-range-address="Advogato.B27:Advogato.M27" chart:label-cell-address="Advogato.A27:Advogato.A27" chart:class="chart:line">
            <chart:data-point chart:repeated="12"/>
          </chart:series>
          <chart:series chart:style-name="ch12" chart:values-cell-range-address="Advogato.B28:Advogato.M28" chart:label-cell-address="Advogato.A28:Advogato.A28" chart:class="chart:line">
            <chart:data-point chart:repeated="12"/>
          </chart:series>
          <chart:series chart:style-name="ch13" chart:values-cell-range-address="Advogato.B29:Advogato.M29" chart:label-cell-address="Advogato.A29:Advogato.A29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Advogato.B25:Advogato.M25</svg:desc>
                </draw:g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CDHS</text:p>
                <draw:g>
                  <svg:desc>Advogato.A26:Advogato.A26</svg:desc>
                </draw:g>
              </table:table-cell>
              <table:table-cell office:value-type="float" office:value="5.42358567615481">
                <text:p>5.42358567615481</text:p>
                <draw:g>
                  <svg:desc>Advogato.B26:Advogato.M26</svg:desc>
                </draw:g>
              </table:table-cell>
              <table:table-cell office:value-type="float" office:value="2.60645495181305">
                <text:p>2.60645495181305</text:p>
              </table:table-cell>
              <table:table-cell office:value-type="float" office:value="1.85759230461942">
                <text:p>1.85759230461942</text:p>
              </table:table-cell>
              <table:table-cell office:value-type="float" office:value="1.53071672386145">
                <text:p>1.53071672386145</text:p>
              </table:table-cell>
              <table:table-cell office:value-type="float" office:value="1.3407694246021">
                <text:p>1.3407694246021</text:p>
              </table:table-cell>
              <table:table-cell office:value-type="float" office:value="1.19809875829401">
                <text:p>1.19809875829401</text:p>
              </table:table-cell>
              <table:table-cell office:value-type="float" office:value="1.08029533625908">
                <text:p>1.08029533625908</text:p>
              </table:table-cell>
              <table:table-cell office:value-type="float" office:value="0.960425708253303">
                <text:p>0.960425708253303</text:p>
              </table:table-cell>
              <table:table-cell office:value-type="float" office:value="0.822044175502077">
                <text:p>0.822044175502077</text:p>
              </table:table-cell>
              <table:table-cell office:value-type="float" office:value="0.577987575052029">
                <text:p>0.57798757505202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haos</text:p>
                <draw:g>
                  <svg:desc>Advogato.A27:Advogato.A27</svg:desc>
                </draw:g>
              </table:table-cell>
              <table:table-cell office:value-type="float" office:value="1.06576023023924">
                <text:p>1.06576023023924</text:p>
                <draw:g>
                  <svg:desc>Advogato.B27:Advogato.M27</svg:desc>
                </draw:g>
              </table:table-cell>
              <table:table-cell office:value-type="float" office:value="1.07039510430116">
                <text:p>1.07039510430116</text:p>
              </table:table-cell>
              <table:table-cell office:value-type="float" office:value="1.07691845277634">
                <text:p>1.07691845277634</text:p>
              </table:table-cell>
              <table:table-cell office:value-type="float" office:value="1.09296307472254">
                <text:p>1.09296307472254</text:p>
              </table:table-cell>
              <table:table-cell office:value-type="float" office:value="1.10470602772637">
                <text:p>1.10470602772637</text:p>
              </table:table-cell>
              <table:table-cell office:value-type="float" office:value="1.1176161947314">
                <text:p>1.1176161947314</text:p>
              </table:table-cell>
              <table:table-cell office:value-type="float" office:value="1.21477555333663">
                <text:p>1.21477555333663</text:p>
              </table:table-cell>
              <table:table-cell office:value-type="float" office:value="1.21096374517643">
                <text:p>1.21096374517643</text:p>
              </table:table-cell>
              <table:table-cell office:value-type="float" office:value="1.24966473322862">
                <text:p>1.24966473322862</text:p>
              </table:table-cell>
              <table:table-cell office:value-type="float" office:value="1.68016216945098">
                <text:p>1.68016216945098</text:p>
              </table:table-cell>
              <table:table-cell office:value-type="float" office:value="1.72060737686069">
                <text:p>1.72060737686069</text:p>
              </table:table-cell>
              <table:table-cell office:value-type="float" office:value="1.54400649603252">
                <text:p>1.54400649603252</text:p>
              </table:table-cell>
            </table:table-row>
            <table:table-row>
              <table:table-cell office:value-type="string">
                <text:p>Degrees</text:p>
                <draw:g>
                  <svg:desc>Advogato.A28:Advogato.A28</svg:desc>
                </draw:g>
              </table:table-cell>
              <table:table-cell office:value-type="float" office:value="5.13855281811401">
                <text:p>5.13855281811401</text:p>
                <draw:g>
                  <svg:desc>Advogato.B28:Advogato.M28</svg:desc>
                </draw:g>
              </table:table-cell>
              <table:table-cell office:value-type="float" office:value="2.58507211219473">
                <text:p>2.58507211219473</text:p>
              </table:table-cell>
              <table:table-cell office:value-type="float" office:value="1.79617145611202">
                <text:p>1.79617145611202</text:p>
              </table:table-cell>
              <table:table-cell office:value-type="float" office:value="1.4762895769874">
                <text:p>1.4762895769874</text:p>
              </table:table-cell>
              <table:table-cell office:value-type="float" office:value="1.28811942429498">
                <text:p>1.28811942429498</text:p>
              </table:table-cell>
              <table:table-cell office:value-type="float" office:value="1.14145183701396">
                <text:p>1.14145183701396</text:p>
              </table:table-cell>
              <table:table-cell office:value-type="float" office:value="1.01324238317941">
                <text:p>1.01324238317941</text:p>
              </table:table-cell>
              <table:table-cell office:value-type="float" office:value="0.875804111162716">
                <text:p>0.875804111162716</text:p>
              </table:table-cell>
              <table:table-cell office:value-type="float" office:value="0.709314352957078">
                <text:p>0.709314352957078</text:p>
              </table:table-cell>
              <table:table-cell office:value-type="float" office:value="0.558300817506365">
                <text:p>0.558300817506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ighbourhood</text:p>
                <draw:g>
                  <svg:desc>Advogato.A29:Advogato.A29</svg:desc>
                </draw:g>
              </table:table-cell>
              <table:table-cell office:value-type="float" office:value="5.02821552407319">
                <text:p>5.02821552407319</text:p>
                <draw:g>
                  <svg:desc>Advogato.B29:Advogato.M29</svg:desc>
                </draw:g>
              </table:table-cell>
              <table:table-cell office:value-type="float" office:value="2.57894992238944">
                <text:p>2.57894992238944</text:p>
              </table:table-cell>
              <table:table-cell office:value-type="float" office:value="1.84230086679039">
                <text:p>1.84230086679039</text:p>
              </table:table-cell>
              <table:table-cell office:value-type="float" office:value="1.53271148782744">
                <text:p>1.53271148782744</text:p>
              </table:table-cell>
              <table:table-cell office:value-type="float" office:value="1.34119644268147">
                <text:p>1.34119644268147</text:p>
              </table:table-cell>
              <table:table-cell office:value-type="float" office:value="1.19907121323086">
                <text:p>1.19907121323086</text:p>
              </table:table-cell>
              <table:table-cell office:value-type="float" office:value="1.07779192905841">
                <text:p>1.07779192905841</text:p>
              </table:table-cell>
              <table:table-cell office:value-type="float" office:value="0.958865163766348">
                <text:p>0.958865163766348</text:p>
              </table:table-cell>
              <table:table-cell office:value-type="float" office:value="0.843534133110281">
                <text:p>0.843534133110281</text:p>
              </table:table-cell>
              <table:table-cell office:value-type="float" office:value="0.694769045304484">
                <text:p>0.694769045304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8.981cm" xlink:href=".." xlink:type="simple" chart:class="chart:line" chart:style-name="ch1">
        <chart:title svg:x="6.991cm" svg:y="0.315cm" chart:style-name="ch2">
          <text:p>MP Sums</text:p>
        </chart:title>
        <chart:subtitle svg:x="6.276cm" svg:y="1.273cm" chart:style-name="ch3">
          <text:p>Logarithmic Scales</text:p>
        </chart:subtitle>
        <chart:legend chart:legend-position="end" svg:x="12.916cm" svg:y="3.468cm" chart:style-name="ch4"/>
        <chart:plot-area chart:style-name="ch5" table:cell-range-address="DBLP.A5:DBLP.M9" chart:data-source-has-labels="both" svg:x="1.358cm" svg:y="2.314cm" svg:width="10.918cm" svg:height="5.48cm">
          <chartooo:coordinate-region svg:x="1.9cm" svg:y="2.526cm" svg:width="10.189cm" svg:height="5.056cm"/>
          <chart:axis chart:dimension="x" chart:name="primary-x" chart:style-name="ch6">
            <chart:title svg:x="6.178cm" svg:y="7.974cm" chart:style-name="ch7">
              <text:p>Group #</text:p>
            </chart:title>
            <chart:categories table:cell-range-address="DBLP.B5:DBLP.M5"/>
          </chart:axis>
          <chart:axis chart:dimension="y" chart:name="primary-y" chart:style-name="ch6">
            <chart:title svg:x="0.451cm" svg:y="5.707cm" chart:style-name="ch8">
              <text:p>MP sum</text:p>
            </chart:title>
            <chart:grid chart:style-name="ch9" chart:class="major"/>
          </chart:axis>
          <chart:series chart:style-name="ch10" chart:values-cell-range-address="DBLP.B6:DBLP.M6" chart:label-cell-address="DBLP.A6:DBLP.A6" chart:class="chart:line">
            <chart:data-point chart:repeated="12"/>
          </chart:series>
          <chart:series chart:style-name="ch11" chart:values-cell-range-address="DBLP.B7:DBLP.M7" chart:label-cell-address="DBLP.A7:DBLP.A7" chart:class="chart:line">
            <chart:data-point chart:repeated="12"/>
          </chart:series>
          <chart:series chart:style-name="ch12" chart:values-cell-range-address="DBLP.B8:DBLP.M8" chart:label-cell-address="DBLP.A8:DBLP.A8" chart:class="chart:line">
            <chart:data-point chart:repeated="12"/>
          </chart:series>
          <chart:series chart:style-name="ch13" chart:values-cell-range-address="DBLP.B9:DBLP.M9" chart:label-cell-address="DBLP.A9:DBLP.A9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DBLP.B5:DBLP.M5</svg:desc>
                </draw:g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CDHS</text:p>
                <draw:g>
                  <svg:desc>DBLP.A6:DBLP.A6</svg:desc>
                </draw:g>
              </table:table-cell>
              <table:table-cell office:value-type="float" office:value="3.7021210775696">
                <text:p>3.7021210775696</text:p>
                <draw:g>
                  <svg:desc>DBLP.B6:DBLP.M6</svg:desc>
                </draw:g>
              </table:table-cell>
              <table:table-cell office:value-type="float" office:value="4.23071452617872">
                <text:p>4.23071452617872</text:p>
              </table:table-cell>
              <table:table-cell office:value-type="float" office:value="4.75019895588665">
                <text:p>4.75019895588665</text:p>
              </table:table-cell>
              <table:table-cell office:value-type="float" office:value="5.06031246910148">
                <text:p>5.06031246910148</text:p>
              </table:table-cell>
              <table:table-cell office:value-type="float" office:value="5.19652989006629">
                <text:p>5.19652989006629</text:p>
              </table:table-cell>
              <table:table-cell office:value-type="float" office:value="5.23969979668666">
                <text:p>5.23969979668666</text:p>
              </table:table-cell>
              <table:table-cell office:value-type="float" office:value="5.2273235556807">
                <text:p>5.2273235556807</text:p>
              </table:table-cell>
              <table:table-cell office:value-type="float" office:value="5.13347184301489">
                <text:p>5.13347184301489</text:p>
              </table:table-cell>
              <table:table-cell office:value-type="float" office:value="4.84963865566205">
                <text:p>4.84963865566205</text:p>
              </table:table-cell>
              <table:table-cell office:value-type="float" office:value="4.62928214657593">
                <text:p>4.629282146575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aos</text:p>
                <draw:g>
                  <svg:desc>DBLP.A7:DBLP.A7</svg:desc>
                </draw:g>
              </table:table-cell>
              <table:table-cell office:value-type="float" office:value="5.53229436915554">
                <text:p>5.53229436915554</text:p>
                <draw:g>
                  <svg:desc>DBLP.B7:DBLP.M7</svg:desc>
                </draw:g>
              </table:table-cell>
              <table:table-cell office:value-type="float" office:value="5.42472813702127">
                <text:p>5.42472813702127</text:p>
              </table:table-cell>
              <table:table-cell office:value-type="float" office:value="4.95962038367425">
                <text:p>4.95962038367425</text:p>
              </table:table-cell>
              <table:table-cell office:value-type="float" office:value="5.10354375040091">
                <text:p>5.10354375040091</text:p>
              </table:table-cell>
              <table:table-cell office:value-type="float" office:value="4.78024672454793">
                <text:p>4.78024672454793</text:p>
              </table:table-cell>
              <table:table-cell office:value-type="float" office:value="4.38731506429657">
                <text:p>4.38731506429657</text:p>
              </table:table-cell>
              <table:table-cell office:value-type="float" office:value="4.3138630038974">
                <text:p>4.3138630038974</text:p>
              </table:table-cell>
              <table:table-cell office:value-type="float" office:value="3.95312638729884">
                <text:p>3.95312638729884</text:p>
              </table:table-cell>
              <table:table-cell office:value-type="float" office:value="3.27526757729488">
                <text:p>3.27526757729488</text:p>
              </table:table-cell>
              <table:table-cell office:value-type="float" office:value="2.6817331590854">
                <text:p>2.6817331590854</text:p>
              </table:table-cell>
              <table:table-cell office:value-type="float" office:value="2.63068410436394">
                <text:p>2.63068410436394</text:p>
              </table:table-cell>
              <table:table-cell office:value-type="float" office:value="2.89724760504445">
                <text:p>2.89724760504445</text:p>
              </table:table-cell>
            </table:table-row>
            <table:table-row>
              <table:table-cell office:value-type="string">
                <text:p>Degrees</text:p>
                <draw:g>
                  <svg:desc>DBLP.A8:DBLP.A8</svg:desc>
                </draw:g>
              </table:table-cell>
              <table:table-cell office:value-type="float" office:value="3.58090787713108">
                <text:p>3.58090787713108</text:p>
                <draw:g>
                  <svg:desc>DBLP.B8:DBLP.M8</svg:desc>
                </draw:g>
              </table:table-cell>
              <table:table-cell office:value-type="float" office:value="4.02933100972948">
                <text:p>4.02933100972948</text:p>
              </table:table-cell>
              <table:table-cell office:value-type="float" office:value="4.61141313862143">
                <text:p>4.61141313862143</text:p>
              </table:table-cell>
              <table:table-cell office:value-type="float" office:value="5.01189171111397">
                <text:p>5.01189171111397</text:p>
              </table:table-cell>
              <table:table-cell office:value-type="float" office:value="5.18566395553363">
                <text:p>5.18566395553363</text:p>
              </table:table-cell>
              <table:table-cell office:value-type="float" office:value="5.2551397837337">
                <text:p>5.2551397837337</text:p>
              </table:table-cell>
              <table:table-cell office:value-type="float" office:value="5.23619200628489">
                <text:p>5.23619200628489</text:p>
              </table:table-cell>
              <table:table-cell office:value-type="float" office:value="5.20176297936277">
                <text:p>5.20176297936277</text:p>
              </table:table-cell>
              <table:table-cell office:value-type="float" office:value="4.95174344780596">
                <text:p>4.95174344780596</text:p>
              </table:table-cell>
              <table:table-cell office:value-type="float" office:value="4.38334133157073">
                <text:p>4.38334133157073</text:p>
              </table:table-cell>
              <table:table-cell office:value-type="float" office:value="3.78298115319199">
                <text:p>3.78298115319199</text:p>
              </table:table-cell>
              <table:table-cell office:value-type="float" office:value="-0.641652007896754">
                <text:p>-0.641652007896754</text:p>
              </table:table-cell>
            </table:table-row>
            <table:table-row>
              <table:table-cell office:value-type="string">
                <text:p>Neighbourhood</text:p>
                <draw:g>
                  <svg:desc>DBLP.A9:DBLP.A9</svg:desc>
                </draw:g>
              </table:table-cell>
              <table:table-cell office:value-type="float" office:value="3.65763707398747">
                <text:p>3.65763707398747</text:p>
                <draw:g>
                  <svg:desc>DBLP.B9:DBLP.M9</svg:desc>
                </draw:g>
              </table:table-cell>
              <table:table-cell office:value-type="float" office:value="4.2204559075532">
                <text:p>4.2204559075532</text:p>
              </table:table-cell>
              <table:table-cell office:value-type="float" office:value="4.73578567002576">
                <text:p>4.73578567002576</text:p>
              </table:table-cell>
              <table:table-cell office:value-type="float" office:value="5.05441386150156">
                <text:p>5.05441386150156</text:p>
              </table:table-cell>
              <table:table-cell office:value-type="float" office:value="5.19012430806897">
                <text:p>5.19012430806897</text:p>
              </table:table-cell>
              <table:table-cell office:value-type="float" office:value="5.23669089999042">
                <text:p>5.23669089999042</text:p>
              </table:table-cell>
              <table:table-cell office:value-type="float" office:value="5.22335573960159">
                <text:p>5.22335573960159</text:p>
              </table:table-cell>
              <table:table-cell office:value-type="float" office:value="5.143957351763">
                <text:p>5.143957351763</text:p>
              </table:table-cell>
              <table:table-cell office:value-type="float" office:value="4.93504350214419">
                <text:p>4.93504350214419</text:p>
              </table:table-cell>
              <table:table-cell office:value-type="float" office:value="4.52104127233713">
                <text:p>4.52104127233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8.981cm" xlink:href=".." xlink:type="simple" chart:class="chart:line" chart:style-name="ch1">
        <chart:title svg:x="6.726cm" svg:y="0.315cm" chart:style-name="ch2">
          <text:p>Group Sizes</text:p>
        </chart:title>
        <chart:subtitle svg:x="6.276cm" svg:y="1.273cm" chart:style-name="ch3">
          <text:p>Logarithmic Scales</text:p>
        </chart:subtitle>
        <chart:legend chart:legend-position="end" svg:x="12.916cm" svg:y="3.468cm" chart:style-name="ch4"/>
        <chart:plot-area chart:style-name="ch5" table:cell-range-address="DBLP.A15:DBLP.M19" chart:data-source-has-labels="both" svg:x="1.358cm" svg:y="2.314cm" svg:width="10.918cm" svg:height="5.48cm">
          <chartooo:coordinate-region svg:x="1.794cm" svg:y="2.526cm" svg:width="10.295cm" svg:height="4.595cm"/>
          <chart:axis chart:dimension="x" chart:name="primary-x" chart:style-name="ch6">
            <chart:title svg:x="6.178cm" svg:y="7.974cm" chart:style-name="ch7">
              <text:p>Group #</text:p>
            </chart:title>
            <chart:categories table:cell-range-address="DBLP.B15:DBLP.M15"/>
          </chart:axis>
          <chart:axis chart:dimension="y" chart:name="primary-y" chart:style-name="ch6">
            <chart:title svg:x="0.451cm" svg:y="5.892cm" chart:style-name="ch8">
              <text:p>Group size</text:p>
            </chart:title>
            <chart:grid chart:style-name="ch9" chart:class="major"/>
          </chart:axis>
          <chart:series chart:style-name="ch10" chart:values-cell-range-address="DBLP.B16:DBLP.M16" chart:label-cell-address="DBLP.A16:DBLP.A16" chart:class="chart:line">
            <chart:data-point chart:repeated="12"/>
          </chart:series>
          <chart:series chart:style-name="ch11" chart:values-cell-range-address="DBLP.B17:DBLP.M17" chart:label-cell-address="DBLP.A17:DBLP.A17" chart:class="chart:line">
            <chart:data-point chart:repeated="12"/>
          </chart:series>
          <chart:series chart:style-name="ch12" chart:values-cell-range-address="DBLP.B18:DBLP.M18" chart:label-cell-address="DBLP.A18:DBLP.A18" chart:class="chart:line">
            <chart:data-point chart:repeated="12"/>
          </chart:series>
          <chart:series chart:style-name="ch13" chart:values-cell-range-address="DBLP.B19:DBLP.M19" chart:label-cell-address="DBLP.A19:DBLP.A19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DBLP.B15:DBLP.M15</svg:desc>
                </draw:g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CDHS</text:p>
                <draw:g>
                  <svg:desc>DBLP.A16:DBLP.A16</svg:desc>
                </draw:g>
              </table:table-cell>
              <table:table-cell office:value-type="float" office:value="1.57403126772772">
                <text:p>1.57403126772772</text:p>
                <draw:g>
                  <svg:desc>DBLP.B16:DBLP.M16</svg:desc>
                </draw:g>
              </table:table-cell>
              <table:table-cell office:value-type="float" office:value="2.39567578526994">
                <text:p>2.39567578526994</text:p>
              </table:table-cell>
              <table:table-cell office:value-type="float" office:value="3.20528558350052">
                <text:p>3.20528558350052</text:p>
              </table:table-cell>
              <table:table-cell office:value-type="float" office:value="3.79989856942287">
                <text:p>3.79989856942287</text:p>
              </table:table-cell>
              <table:table-cell office:value-type="float" office:value="4.23033139049886">
                <text:p>4.23033139049886</text:p>
              </table:table-cell>
              <table:table-cell office:value-type="float" office:value="4.56826627655714">
                <text:p>4.56826627655714</text:p>
              </table:table-cell>
              <table:table-cell office:value-type="float" office:value="4.85356680869447">
                <text:p>4.85356680869447</text:p>
              </table:table-cell>
              <table:table-cell office:value-type="float" office:value="5.04558777855119">
                <text:p>5.04558777855119</text:p>
              </table:table-cell>
              <table:table-cell office:value-type="float" office:value="5.01669830223953">
                <text:p>5.01669830223953</text:p>
              </table:table-cell>
              <table:table-cell office:value-type="float" office:value="5.08955152951407">
                <text:p>5.08955152951407</text:p>
              </table:table-cell>
              <table:table-cell office:value-type="float" office:value="4.90366667273397">
                <text:p>4.90366667273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aos</text:p>
                <draw:g>
                  <svg:desc>DBLP.A17:DBLP.A17</svg:desc>
                </draw:g>
              </table:table-cell>
              <table:table-cell office:value-type="float" office:value="5.53229436915554">
                <text:p>5.53229436915554</text:p>
                <draw:g>
                  <svg:desc>DBLP.B17:DBLP.M17</svg:desc>
                </draw:g>
              </table:table-cell>
              <table:table-cell office:value-type="float" office:value="5.42472813702127">
                <text:p>5.42472813702127</text:p>
              </table:table-cell>
              <table:table-cell office:value-type="float" office:value="4.95962038367425">
                <text:p>4.95962038367425</text:p>
              </table:table-cell>
              <table:table-cell office:value-type="float" office:value="5.10354375040091">
                <text:p>5.10354375040091</text:p>
              </table:table-cell>
              <table:table-cell office:value-type="float" office:value="4.78024672454793">
                <text:p>4.78024672454793</text:p>
              </table:table-cell>
              <table:table-cell office:value-type="float" office:value="4.38731506429657">
                <text:p>4.38731506429657</text:p>
              </table:table-cell>
              <table:table-cell office:value-type="float" office:value="4.3138630038974">
                <text:p>4.3138630038974</text:p>
              </table:table-cell>
              <table:table-cell office:value-type="float" office:value="3.95312638729884">
                <text:p>3.95312638729884</text:p>
              </table:table-cell>
              <table:table-cell office:value-type="float" office:value="3.27526757729488">
                <text:p>3.27526757729488</text:p>
              </table:table-cell>
              <table:table-cell office:value-type="float" office:value="2.6817331590854">
                <text:p>2.6817331590854</text:p>
              </table:table-cell>
              <table:table-cell office:value-type="float" office:value="2.63068410436394">
                <text:p>2.63068410436394</text:p>
              </table:table-cell>
              <table:table-cell office:value-type="float" office:value="2.89724760504445">
                <text:p>2.89724760504445</text:p>
              </table:table-cell>
            </table:table-row>
            <table:table-row>
              <table:table-cell office:value-type="string">
                <text:p>Degrees</text:p>
                <draw:g>
                  <svg:desc>DBLP.A18:DBLP.A18</svg:desc>
                </draw:g>
              </table:table-cell>
              <table:table-cell office:value-type="float" office:value="1.42813479402879">
                <text:p>1.42813479402879</text:p>
                <draw:g>
                  <svg:desc>DBLP.B18:DBLP.M18</svg:desc>
                </draw:g>
              </table:table-cell>
              <table:table-cell office:value-type="float" office:value="2.13353890837022">
                <text:p>2.13353890837022</text:p>
              </table:table-cell>
              <table:table-cell office:value-type="float" office:value="3.01464652468403">
                <text:p>3.01464652468403</text:p>
              </table:table-cell>
              <table:table-cell office:value-type="float" office:value="3.69430679315854">
                <text:p>3.69430679315854</text:p>
              </table:table-cell>
              <table:table-cell office:value-type="float" office:value="4.17497803965243">
                <text:p>4.17497803965243</text:p>
              </table:table-cell>
              <table:table-cell office:value-type="float" office:value="4.55709797835226">
                <text:p>4.55709797835226</text:p>
              </table:table-cell>
              <table:table-cell office:value-type="float" office:value="4.85825981017247">
                <text:p>4.85825981017247</text:p>
              </table:table-cell>
              <table:table-cell office:value-type="float" office:value="5.14570439199851">
                <text:p>5.14570439199851</text:p>
              </table:table-cell>
              <table:table-cell office:value-type="float" office:value="5.21618543849804">
                <text:p>5.21618543849804</text:p>
              </table:table-cell>
              <table:table-cell office:value-type="float" office:value="4.93625379172529">
                <text:p>4.93625379172529</text:p>
              </table:table-cell>
              <table:table-cell office:value-type="float" office:value="4.50033940853702">
                <text:p>4.50033940853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ighbourhood</text:p>
                <draw:g>
                  <svg:desc>DBLP.A19:DBLP.A19</svg:desc>
                </draw:g>
              </table:table-cell>
              <table:table-cell office:value-type="float" office:value="1.52374646681156">
                <text:p>1.52374646681156</text:p>
                <draw:g>
                  <svg:desc>DBLP.B19:DBLP.M19</svg:desc>
                </draw:g>
              </table:table-cell>
              <table:table-cell office:value-type="float" office:value="2.38219721037745">
                <text:p>2.38219721037745</text:p>
              </table:table-cell>
              <table:table-cell office:value-type="float" office:value="3.18892848376085">
                <text:p>3.18892848376085</text:p>
              </table:table-cell>
              <table:table-cell office:value-type="float" office:value="3.78919277602259">
                <text:p>3.78919277602259</text:p>
              </table:table-cell>
              <table:table-cell office:value-type="float" office:value="4.21720748702517">
                <text:p>4.21720748702517</text:p>
              </table:table-cell>
              <table:table-cell office:value-type="float" office:value="4.5569305670263">
                <text:p>4.5569305670263</text:p>
              </table:table-cell>
              <table:table-cell office:value-type="float" office:value="4.83933346798434">
                <text:p>4.83933346798434</text:p>
              </table:table-cell>
              <table:table-cell office:value-type="float" office:value="5.05230486448545">
                <text:p>5.05230486448545</text:p>
              </table:table-cell>
              <table:table-cell office:value-type="float" office:value="5.13159909820425">
                <text:p>5.13159909820425</text:p>
              </table:table-cell>
              <table:table-cell office:value-type="float" office:value="5.00510025502115">
                <text:p>5.00510025502115</text:p>
              </table:table-cell>
              <table:table-cell office:value-type="float" office:value="4.38894976957641">
                <text:p>4.38894976957641</text:p>
              </table:table-cell>
              <table:table-cell office:value-type="float" office:value="4.68238608355717">
                <text:p>4.6823860835571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8.943cm" xlink:href=".." xlink:type="simple" chart:class="chart:line" chart:style-name="ch1">
        <chart:title svg:x="5.006cm" svg:y="0.314cm" chart:style-name="ch2">
          <text:p>MP sum / group size quotients</text:p>
        </chart:title>
        <chart:subtitle svg:x="6.276cm" svg:y="1.271cm" chart:style-name="ch3">
          <text:p>Logarithmic Scales</text:p>
        </chart:subtitle>
        <chart:legend chart:legend-position="end" svg:x="12.916cm" svg:y="3.449cm" chart:style-name="ch4"/>
        <chart:plot-area chart:style-name="ch5" table:cell-range-address="DBLP.A25:DBLP.M29" chart:data-source-has-labels="both" svg:x="1.358cm" svg:y="2.31cm" svg:width="10.918cm" svg:height="5.447cm">
          <chartooo:coordinate-region svg:x="2.085cm" svg:y="2.522cm" svg:width="10.004cm" svg:height="4.562cm"/>
          <chart:axis chart:dimension="x" chart:name="primary-x" chart:style-name="ch6">
            <chart:title svg:x="6.178cm" svg:y="7.936cm" chart:style-name="ch7">
              <text:p>Group #</text:p>
            </chart:title>
            <chart:categories table:cell-range-address="DBLP.B25:DBLP.M25"/>
          </chart:axis>
          <chart:axis chart:dimension="y" chart:name="primary-y" chart:style-name="ch6">
            <chart:title svg:x="0.451cm" svg:y="5.699cm" chart:style-name="ch8">
              <text:p>Quotient</text:p>
            </chart:title>
            <chart:grid chart:style-name="ch9" chart:class="major"/>
          </chart:axis>
          <chart:series chart:style-name="ch10" chart:values-cell-range-address="DBLP.B26:DBLP.M26" chart:label-cell-address="DBLP.A26:DBLP.A26" chart:class="chart:line">
            <chart:data-point chart:repeated="12"/>
          </chart:series>
          <chart:series chart:style-name="ch11" chart:values-cell-range-address="DBLP.B27:DBLP.M27" chart:label-cell-address="DBLP.A27:DBLP.A27" chart:class="chart:line">
            <chart:data-point chart:repeated="12"/>
          </chart:series>
          <chart:series chart:style-name="ch12" chart:values-cell-range-address="DBLP.B28:DBLP.M28" chart:label-cell-address="DBLP.A28:DBLP.A28" chart:class="chart:line">
            <chart:data-point chart:repeated="12"/>
          </chart:series>
          <chart:series chart:style-name="ch13" chart:values-cell-range-address="DBLP.B29:DBLP.M29" chart:label-cell-address="DBLP.A29:DBLP.A29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DBLP.B25:DBLP.M25</svg:desc>
                </draw:g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CDHS</text:p>
                <draw:g>
                  <svg:desc>DBLP.A26:DBLP.A26</svg:desc>
                </draw:g>
              </table:table-cell>
              <table:table-cell office:value-type="float" office:value="2.35199970513546">
                <text:p>2.35199970513546</text:p>
                <draw:g>
                  <svg:desc>DBLP.B26:DBLP.M26</svg:desc>
                </draw:g>
              </table:table-cell>
              <table:table-cell office:value-type="float" office:value="1.76597958379498">
                <text:p>1.76597958379498</text:p>
              </table:table-cell>
              <table:table-cell office:value-type="float" office:value="1.48198930552045">
                <text:p>1.48198930552045</text:p>
              </table:table-cell>
              <table:table-cell office:value-type="float" office:value="1.33169672207068">
                <text:p>1.33169672207068</text:p>
              </table:table-cell>
              <table:table-cell office:value-type="float" office:value="1.22839782758804">
                <text:p>1.22839782758804</text:p>
              </table:table-cell>
              <table:table-cell office:value-type="float" office:value="1.14697775468455">
                <text:p>1.14697775468455</text:p>
              </table:table-cell>
              <table:table-cell office:value-type="float" office:value="1.07700661425258">
                <text:p>1.07700661425258</text:p>
              </table:table-cell>
              <table:table-cell office:value-type="float" office:value="1.0174180032775">
                <text:p>1.0174180032775</text:p>
              </table:table-cell>
              <table:table-cell office:value-type="float" office:value="0.966699283769386">
                <text:p>0.966699283769386</text:p>
              </table:table-cell>
              <table:table-cell office:value-type="float" office:value="0.909565827112849">
                <text:p>0.9095658271128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haos</text:p>
                <draw:g>
                  <svg:desc>DBLP.A27:DBLP.A27</svg:desc>
                </draw:g>
              </table:table-cell>
              <table:table-cell office:value-type="float" office:value="1">
                <text:p>1</text:p>
                <draw:g>
                  <svg:desc>DBLP.B27:DBLP.M2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grees</text:p>
                <draw:g>
                  <svg:desc>DBLP.A28:DBLP.A28</svg:desc>
                </draw:g>
              </table:table-cell>
              <table:table-cell office:value-type="float" office:value="2.50740188678499">
                <text:p>2.50740188678499</text:p>
                <draw:g>
                  <svg:desc>DBLP.B28:DBLP.M28</svg:desc>
                </draw:g>
              </table:table-cell>
              <table:table-cell office:value-type="float" office:value="1.88856692227255">
                <text:p>1.88856692227255</text:p>
              </table:table-cell>
              <table:table-cell office:value-type="float" office:value="1.52966959836353">
                <text:p>1.52966959836353</text:p>
              </table:table-cell>
              <table:table-cell office:value-type="float" office:value="1.35665281518997">
                <text:p>1.35665281518997</text:p>
              </table:table-cell>
              <table:table-cell office:value-type="float" office:value="1.24208173223477">
                <text:p>1.24208173223477</text:p>
              </table:table-cell>
              <table:table-cell office:value-type="float" office:value="1.15317682628229">
                <text:p>1.15317682628229</text:p>
              </table:table-cell>
              <table:table-cell office:value-type="float" office:value="1.07779168074155">
                <text:p>1.07779168074155</text:p>
              </table:table-cell>
              <table:table-cell office:value-type="float" office:value="1.01089424947368">
                <text:p>1.01089424947368</text:p>
              </table:table-cell>
              <table:table-cell office:value-type="float" office:value="0.949303567940593">
                <text:p>0.949303567940593</text:p>
              </table:table-cell>
              <table:table-cell office:value-type="float" office:value="0.887989458507703">
                <text:p>0.887989458507703</text:p>
              </table:table-cell>
              <table:table-cell office:value-type="float" office:value="0.840599077042007">
                <text:p>0.840599077042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ighbourhood</text:p>
                <draw:g>
                  <svg:desc>DBLP.A29:DBLP.A29</svg:desc>
                </draw:g>
              </table:table-cell>
              <table:table-cell office:value-type="float" office:value="2.40042366210769">
                <text:p>2.40042366210769</text:p>
                <draw:g>
                  <svg:desc>DBLP.B29:DBLP.M29</svg:desc>
                </draw:g>
              </table:table-cell>
              <table:table-cell office:value-type="float" office:value="1.77166520436168">
                <text:p>1.77166520436168</text:p>
              </table:table-cell>
              <table:table-cell office:value-type="float" office:value="1.48507114353365">
                <text:p>1.48507114353365</text:p>
              </table:table-cell>
              <table:table-cell office:value-type="float" office:value="1.3339025381567">
                <text:p>1.3339025381567</text:p>
              </table:table-cell>
              <table:table-cell office:value-type="float" office:value="1.23070167262036">
                <text:p>1.23070167262036</text:p>
              </table:table-cell>
              <table:table-cell office:value-type="float" office:value="1.1491706583995">
                <text:p>1.1491706583995</text:p>
              </table:table-cell>
              <table:table-cell office:value-type="float" office:value="1.07935437269571">
                <text:p>1.07935437269571</text:p>
              </table:table-cell>
              <table:table-cell office:value-type="float" office:value="1.01814072779373">
                <text:p>1.01814072779373</text:p>
              </table:table-cell>
              <table:table-cell office:value-type="float" office:value="0.961697008612999">
                <text:p>0.961697008612999</text:p>
              </table:table-cell>
              <table:table-cell office:value-type="float" office:value="0.903286855803055">
                <text:p>0.9032868558030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